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881in" text:min-label-width="0.25in" text:list-level-position-and-space-mode="label-alignment">
          <style:list-level-label-alignment text:label-followed-by="listtab" fo:margin-left="0.5381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881in" text:min-label-width="0.25in" text:list-level-position-and-space-mode="label-alignment">
          <style:list-level-label-alignment text:label-followed-by="listtab" fo:margin-left="3.0381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881in" text:min-label-width="0.25in" text:list-level-position-and-space-mode="label-alignment">
          <style:list-level-label-alignment text:label-followed-by="listtab" fo:margin-left="3.5381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881in" text:min-label-width="0.25in" text:list-level-position-and-space-mode="label-alignment">
          <style:list-level-label-alignment text:label-followed-by="listtab" fo:margin-left="4.0381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881in" text:min-label-width="0.25in" text:list-level-position-and-space-mode="label-alignment">
          <style:list-level-label-alignment text:label-followed-by="listtab" fo:margin-left="4.5381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line-height="150%"/>
    </style:style>
    <style:style style:name="T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Lienhypertexte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color="#70AD47"/>
    </style:style>
    <style:style style:name="P12" style:parent-style-name="Standard" style:family="paragraph">
      <style:text-properties fo:color="#70AD47"/>
    </style:style>
    <style:style style:name="P1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color="#70AD47"/>
    </style:style>
    <style:style style:name="P16" style:parent-style-name="Standard" style:family="paragraph">
      <style:text-properties fo:color="#70AD47"/>
    </style:style>
    <style:style style:name="P17" style:parent-style-name="Standard" style:family="paragraph">
      <style:text-properties fo:color="#70AD47"/>
    </style:style>
    <style:style style:name="T1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2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>
      <style:text-properties fo:color="#70AD47"/>
    </style:style>
    <style:style style:name="T26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color="#70AD47"/>
    </style:style>
    <style:style style:name="P28" style:parent-style-name="Standard" style:family="paragraph">
      <style:text-properties fo:color="#70AD47"/>
    </style:style>
    <style:style style:name="P29" style:parent-style-name="Standard" style:family="paragraph">
      <style:text-properties fo:color="#70AD47"/>
    </style:style>
    <style:style style:name="P3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T3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3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0" style:parent-style-name="Standard" style:family="paragraph"/>
    <style:style style:name="P41" style:parent-style-name="Standard" style:family="paragraph"/>
    <style:style style:name="P4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fo:color="#70AD47"/>
    </style:style>
    <style:style style:name="P4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6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47" style:parent-style-name="Policepardéfaut" style:family="text">
      <style:text-properties fo:color="#70AD47"/>
    </style:style>
    <style:style style:name="P48" style:parent-style-name="Standard" style:family="paragraph">
      <style:text-properties fo:color="#70AD47"/>
    </style:style>
    <style:style style:name="P49" style:parent-style-name="Standard" style:family="paragraph">
      <style:text-properties fo:color="#70AD47"/>
    </style:style>
    <style:style style:name="P50" style:parent-style-name="Standard" style:family="paragraph">
      <style:text-properties fo:color="#70AD47"/>
    </style:style>
    <style:style style:name="P51" style:parent-style-name="Standard" style:family="paragraph">
      <style:text-properties fo:color="#70AD47"/>
    </style:style>
    <style:style style:name="P5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4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5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9" style:parent-style-name="Standard" style:family="paragraph"/>
    <style:style style:name="P60" style:parent-style-name="Standard" style:family="paragraph"/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>
      <style:paragraph-properties fo:margin-left="0.5in">
        <style:tab-stops/>
      </style:paragraph-properties>
    </style:style>
    <style:style style:name="P6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5" style:parent-style-name="Standard" style:family="paragraph"/>
    <style:style style:name="P66" style:parent-style-name="Standard" style:family="paragraph"/>
    <style:style style:name="P67" style:parent-style-name="Standard" style:family="paragraph"/>
    <style:style style:name="P68" style:parent-style-name="Standard" style:family="paragraph">
      <style:paragraph-properties fo:margin-left="0.5in">
        <style:tab-stops/>
      </style:paragraph-properties>
    </style:style>
    <style:style style:name="P6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1" style:parent-style-name="Standard" style:family="paragraph"/>
    <style:style style:name="P72" style:parent-style-name="Standard" style:family="paragraph"/>
    <style:style style:name="P73" style:parent-style-name="Standard" style:family="paragraph"/>
    <style:style style:name="P74" style:parent-style-name="Standard" style:family="paragraph"/>
    <style:style style:name="P75" style:parent-style-name="Standard" style:family="paragraph"/>
    <style:style style:name="P76" style:parent-style-name="Standard" style:family="paragraph"/>
    <style:style style:name="P77" style:parent-style-name="Standard" style:family="paragraph">
      <style:paragraph-properties fo:margin-left="0.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T7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7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81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8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3" style:parent-style-name="Standard" style:family="paragraph"/>
    <style:style style:name="P84" style:parent-style-name="Standard" style:family="paragraph"/>
    <style:style style:name="P85" style:parent-style-name="Standard" style:family="paragraph"/>
    <style:style style:name="P86" style:parent-style-name="Standard" style:family="paragraph"/>
    <style:style style:name="P87" style:parent-style-name="Standard" style:family="paragraph"/>
    <style:style style:name="P88" style:parent-style-name="Standard" style:family="paragraph">
      <style:paragraph-properties fo:margin-left="0.5in">
        <style:tab-stops/>
      </style:paragraph-properties>
    </style:style>
    <style:style style:name="P89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9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91" style:parent-style-name="Standard" style:family="paragraph"/>
    <style:style style:name="P92" style:parent-style-name="Standard" style:family="paragraph"/>
    <style:style style:name="P93" style:parent-style-name="Standard" style:family="paragraph"/>
    <style:style style:name="P94" style:parent-style-name="Standard" style:family="paragraph"/>
    <style:style style:name="T9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9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9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9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9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01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T10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03" style:parent-style-name="Standard" style:family="paragraph"/>
    <style:style style:name="P104" style:parent-style-name="Standard" style:family="paragraph"/>
    <style:style style:name="P105" style:parent-style-name="Standard" style:family="paragraph"/>
    <style:style style:name="T10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0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9" style:parent-style-name="Standard" style:family="paragraph"/>
    <style:style style:name="P1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1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12" style:parent-style-name="Standard" style:family="paragraph"/>
    <style:style style:name="P113" style:parent-style-name="Standard" style:family="paragraph"/>
    <style:style style:name="P114" style:parent-style-name="Standard" style:family="paragraph"/>
    <style:style style:name="P11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7" style:parent-style-name="Standard" style:family="paragraph"/>
    <style:style style:name="P118" style:parent-style-name="Standard" style:family="paragraph"/>
    <style:style style:name="P119" style:parent-style-name="Standard" style:family="paragraph"/>
    <style:style style:name="P12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2" style:parent-style-name="Standard" style:family="paragraph">
      <style:text-properties fo:color="#70AD47"/>
    </style:style>
    <style:style style:name="P123" style:parent-style-name="Standard" style:family="paragraph">
      <style:text-properties fo:color="#70AD47"/>
    </style:style>
    <style:style style:name="T12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2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26" style:parent-style-name="Standard" style:family="paragraph">
      <style:text-properties fo:color="#0070C0"/>
    </style:style>
    <style:style style:name="T12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2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29" style:parent-style-name="Standard" style:family="paragraph"/>
    <style:style style:name="P130" style:parent-style-name="Standard" style:family="paragraph"/>
    <style:style style:name="P131" style:parent-style-name="Standard" style:family="paragraph"/>
    <style:style style:name="P132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33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3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5" style:parent-style-name="Standard" style:family="paragraph"/>
    <style:style style:name="P136" style:parent-style-name="Standard" style:family="paragraph"/>
    <style:style style:name="T137" style:parent-style-name="Lienhypertexte" style:family="text">
      <style:text-properties style:use-window-font-color="true"/>
    </style:style>
    <style:style style:name="P138" style:parent-style-name="Standard" style:family="paragraph"/>
    <style:style style:name="P139" style:parent-style-name="Standard" style:family="paragraph">
      <style:paragraph-properties fo:margin-left="0.5in">
        <style:tab-stops/>
      </style:paragraph-properties>
    </style:style>
    <style:style style:name="P14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41" style:parent-style-name="Standard" style:family="paragraph"/>
    <style:style style:name="P142" style:parent-style-name="Standard" style:family="paragraph"/>
    <style:style style:name="P143" style:parent-style-name="Standard" style:family="paragraph"/>
    <style:style style:name="P144" style:parent-style-name="Standard" style:family="paragraph">
      <style:paragraph-properties fo:margin-left="0.5in">
        <style:tab-stops/>
      </style:paragraph-properties>
    </style:style>
    <style:style style:name="P14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46" style:parent-style-name="Standard" style:family="paragraph"/>
    <style:style style:name="P147" style:parent-style-name="Standard" style:family="paragraph"/>
    <style:style style:name="P148" style:parent-style-name="Standard" style:family="paragraph"/>
    <style:style style:name="P149" style:parent-style-name="Standard" style:family="paragraph"/>
    <style:style style:name="P150" style:parent-style-name="Standard" style:family="paragraph">
      <style:paragraph-properties fo:margin-left="0.5in">
        <style:tab-stops/>
      </style:paragraph-properties>
    </style:style>
    <style:style style:name="P15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2" style:parent-style-name="Standard" style:family="paragraph"/>
    <style:style style:name="P153" style:parent-style-name="Standard" style:family="paragraph"/>
    <style:style style:name="P154" style:parent-style-name="Standard" style:family="paragraph"/>
    <style:style style:name="P155" style:parent-style-name="Standard" style:family="paragraph"/>
    <style:style style:name="P156" style:parent-style-name="Standard" style:family="paragraph">
      <style:paragraph-properties fo:margin-left="0.5in">
        <style:tab-stops/>
      </style:paragraph-properties>
    </style:style>
    <style:style style:name="P15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8" style:parent-style-name="Standard" style:family="paragraph"/>
    <style:style style:name="P159" style:parent-style-name="Standard" style:family="paragraph"/>
    <style:style style:name="P160" style:parent-style-name="Standard" style:family="paragraph"/>
    <style:style style:name="P161" style:parent-style-name="Standard" style:family="paragraph">
      <style:paragraph-properties fo:margin-left="0.5in">
        <style:tab-stops/>
      </style:paragraph-properties>
    </style:style>
    <style:style style:name="P16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3" style:parent-style-name="Standard" style:family="paragraph"/>
    <style:style style:name="P164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165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166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67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68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16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70" style:parent-style-name="Standard" style:family="paragraph">
      <style:text-properties fo:color="#00B050"/>
    </style:style>
    <style:style style:name="P171" style:parent-style-name="Standard" style:family="paragraph"/>
    <style:style style:name="T172" style:parent-style-name="Policepardéfaut" style:family="text">
      <style:text-properties fo:color="#00B050"/>
    </style:style>
    <style:style style:name="T173" style:parent-style-name="Lienhypertexte" style:family="text">
      <style:text-properties fo:color="#00B050" style:text-underline-type="none"/>
    </style:style>
    <style:style style:name="T174" style:parent-style-name="Policepardéfaut" style:family="text">
      <style:text-properties fo:color="#00B050"/>
    </style:style>
    <style:style style:name="P175" style:parent-style-name="Standard" style:family="paragraph"/>
    <style:style style:name="T176" style:parent-style-name="Policepardéfaut" style:family="text">
      <style:text-properties fo:color="#00B050"/>
    </style:style>
    <style:style style:name="T177" style:parent-style-name="Policepardéfaut" style:family="text">
      <style:text-properties fo:color="#00B050" style:text-position="super 66.6%"/>
    </style:style>
    <style:style style:name="T178" style:parent-style-name="Policepardéfaut" style:family="text">
      <style:text-properties fo:color="#00B050"/>
    </style:style>
    <style:style style:name="P17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80" style:parent-style-name="Standard" style:family="paragraph"/>
    <style:style style:name="T181" style:parent-style-name="Policepardéfaut" style:family="text">
      <style:text-properties fo:color="#70AD47"/>
    </style:style>
    <style:style style:name="T182" style:parent-style-name="Policepardéfaut" style:family="text">
      <style:text-properties fo:color="#70AD47" fo:language="en" fo:country="US"/>
    </style:style>
    <style:style style:name="T183" style:parent-style-name="Lienhypertexte" style:family="text">
      <style:text-properties fo:color="#70AD47" fo:language="en" fo:country="US"/>
    </style:style>
    <style:style style:name="P184" style:parent-style-name="Standard" style:family="paragraph">
      <style:text-properties fo:color="#70AD47"/>
    </style:style>
    <style:style style:name="P185" style:parent-style-name="Standard" style:family="paragraph">
      <style:text-properties fo:font-weight="bold" style:font-weight-asian="bold" style:font-weight-complex="bold" fo:color="#70AD47"/>
    </style:style>
    <style:style style:name="P18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87" style:parent-style-name="Standard" style:family="paragraph">
      <style:text-properties fo:color="#70AD47"/>
    </style:style>
    <style:style style:name="P188" style:parent-style-name="Standard" style:family="paragraph">
      <style:text-properties fo:color="#70AD47"/>
    </style:style>
    <style:style style:name="P189" style:parent-style-name="Standard" style:family="paragraph"/>
    <style:style style:name="T190" style:parent-style-name="Policepardéfaut" style:family="text">
      <style:text-properties fo:color="#70AD47"/>
    </style:style>
    <style:style style:name="T191" style:parent-style-name="Lienhypertexte" style:family="text">
      <style:text-properties fo:color="#70AD47"/>
    </style:style>
    <style:style style:name="T192" style:parent-style-name="Policepardéfaut" style:family="text">
      <style:text-properties fo:color="#70AD47"/>
    </style:style>
    <style:style style:name="P193" style:parent-style-name="Standard" style:family="paragraph">
      <style:text-properties fo:font-weight="bold" style:font-weight-asian="bold" style:font-weight-complex="bold" fo:color="#70AD47"/>
    </style:style>
    <style:style style:name="P19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95" style:parent-style-name="Standard" style:family="paragraph">
      <style:text-properties fo:color="#70AD47"/>
    </style:style>
    <style:style style:name="P196" style:parent-style-name="Standard" style:family="paragraph">
      <style:text-properties fo:color="#70AD47"/>
    </style:style>
    <style:style style:name="P197" style:parent-style-name="Standard" style:family="paragraph"/>
    <style:style style:name="T198" style:parent-style-name="Policepardéfaut" style:family="text">
      <style:text-properties fo:color="#70AD47"/>
    </style:style>
    <style:style style:name="T199" style:parent-style-name="Lienhypertexte" style:family="text">
      <style:text-properties fo:color="#70AD47"/>
    </style:style>
    <style:style style:name="T200" style:parent-style-name="Policepardéfaut" style:family="text">
      <style:text-properties fo:color="#70AD47"/>
    </style:style>
    <style:style style:name="P20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0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03" style:parent-style-name="Standard" style:family="paragraph">
      <style:text-properties fo:color="#70AD47"/>
    </style:style>
    <style:style style:name="P204" style:parent-style-name="Standard" style:family="paragraph"/>
    <style:style style:name="T205" style:parent-style-name="Policepardéfaut" style:family="text">
      <style:text-properties fo:color="#70AD47"/>
    </style:style>
    <style:style style:name="T206" style:parent-style-name="Lienhypertexte" style:family="text">
      <style:text-properties fo:color="#70AD47"/>
    </style:style>
    <style:style style:name="T207" style:parent-style-name="Policepardéfaut" style:family="text">
      <style:text-properties fo:color="#70AD47"/>
    </style:style>
    <style:style style:name="P208" style:parent-style-name="Standard" style:family="paragraph"/>
    <style:style style:name="T209" style:parent-style-name="Policepardéfaut" style:family="text">
      <style:text-properties fo:color="#70AD47"/>
    </style:style>
    <style:style style:name="T210" style:parent-style-name="Policepardéfaut" style:family="text">
      <style:text-properties fo:color="#70AD47" style:text-position="super 66.6%"/>
    </style:style>
    <style:style style:name="T211" style:parent-style-name="Policepardéfaut" style:family="text">
      <style:text-properties fo:color="#70AD47"/>
    </style:style>
    <style:style style:name="T212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13" style:parent-style-name="Lienhypertexte" style:family="text">
      <style:text-properties fo:color="#0070C0" style:text-underline-type="single" style:text-underline-style="dotted" style:text-underline-width="auto" style:text-underline-mode="continuous"/>
    </style:style>
    <style:style style:name="T214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21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1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17" style:parent-style-name="Standard" style:family="paragraph">
      <style:text-properties fo:color="#70AD47"/>
    </style:style>
    <style:style style:name="T218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19" style:parent-style-name="Lienhypertexte" style:family="text">
      <style:text-properties fo:color="#0070C0" style:text-underline-type="single" style:text-underline-style="dotted" style:text-underline-width="auto" style:text-underline-mode="continuous"/>
    </style:style>
    <style:style style:name="T220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22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2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23" style:parent-style-name="Standard" style:family="paragraph">
      <style:text-properties fo:color="#70AD47"/>
    </style:style>
    <style:style style:name="P224" style:parent-style-name="Standard" style:family="paragraph"/>
    <style:style style:name="T225" style:parent-style-name="Lienhypertexte" style:family="text">
      <style:text-properties style:use-window-font-color="true"/>
    </style:style>
    <style:style style:name="P22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227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228" style:parent-style-name="Policepardéfaut" style:family="text">
      <style:text-properties fo:color="#70AD47"/>
    </style:style>
    <style:style style:name="P229" style:parent-style-name="Standard" style:family="paragraph">
      <style:text-properties fo:color="#70AD47"/>
    </style:style>
    <style:style style:name="P230" style:parent-style-name="Standard" style:family="paragraph">
      <style:text-properties fo:color="#70AD47"/>
    </style:style>
    <style:style style:name="T23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3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23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34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235" style:parent-style-name="Standard" style:family="paragraph">
      <style:text-properties fo:color="#00B050"/>
    </style:style>
    <style:style style:name="P23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7" style:parent-style-name="Standard" style:family="paragraph">
      <style:text-properties fo:color="#00B050"/>
    </style:style>
    <style:style style:name="P238" style:parent-style-name="Standard" style:family="paragraph">
      <style:text-properties fo:color="#00B050"/>
    </style:style>
    <style:style style:name="P239" style:parent-style-name="Standard" style:family="paragraph">
      <style:text-properties fo:color="#00B050"/>
    </style:style>
    <style:style style:name="P240" style:parent-style-name="Standard" style:family="paragraph"/>
    <style:style style:name="T241" style:parent-style-name="Policepardéfaut" style:family="text">
      <style:text-properties fo:color="#00B050"/>
    </style:style>
    <style:style style:name="T242" style:parent-style-name="Lienhypertexte" style:family="text">
      <style:text-properties fo:color="#00B050"/>
    </style:style>
    <style:style style:name="T243" style:parent-style-name="Policepardéfaut" style:family="text">
      <style:text-properties fo:color="#00B050"/>
    </style:style>
    <style:style style:name="P244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245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46" style:parent-style-name="Standard" style:family="paragraph">
      <style:text-properties fo:color="#00B050"/>
    </style:style>
    <style:style style:name="P247" style:parent-style-name="Standard" style:family="paragraph">
      <style:text-properties fo:color="#00B050"/>
    </style:style>
    <style:style style:name="P248" style:parent-style-name="Standard" style:family="paragraph">
      <style:text-properties fo:color="#00B050"/>
    </style:style>
    <style:style style:name="P249" style:parent-style-name="Standard" style:family="paragraph">
      <style:text-properties fo:color="#00B050"/>
    </style:style>
    <style:style style:name="P250" style:parent-style-name="Standard" style:family="paragraph"/>
    <style:style style:name="T251" style:parent-style-name="Policepardéfaut" style:family="text">
      <style:text-properties fo:color="#00B050"/>
    </style:style>
    <style:style style:name="T252" style:parent-style-name="Lienhypertexte" style:family="text">
      <style:text-properties fo:color="#00B050"/>
    </style:style>
    <style:style style:name="T253" style:parent-style-name="Policepardéfaut" style:family="text">
      <style:text-properties fo:color="#00B050"/>
    </style:style>
    <style:style style:name="T25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55" style:parent-style-name="Policepardéfaut" style:family="text">
      <style:text-properties fo:color="#4472C4"/>
    </style:style>
    <style:style style:name="T256" style:parent-style-name="Policepardéfaut" style:family="text">
      <style:text-properties fo:color="#0070C0"/>
    </style:style>
    <style:style style:name="T257" style:parent-style-name="Policepardéfaut" style:family="text">
      <style:text-properties fo:color="#0070C0"/>
    </style:style>
    <style:style style:name="P25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59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60" style:parent-style-name="Standard" style:family="paragraph">
      <style:text-properties fo:color="#00B050"/>
    </style:style>
    <style:style style:name="P261" style:parent-style-name="Standard" style:family="paragraph">
      <style:text-properties fo:color="#00B050"/>
    </style:style>
    <style:style style:name="P262" style:parent-style-name="Standard" style:family="paragraph"/>
    <style:style style:name="T263" style:parent-style-name="Policepardéfaut" style:family="text">
      <style:text-properties fo:color="#00B050"/>
    </style:style>
    <style:style style:name="T264" style:parent-style-name="Lienhypertexte" style:family="text">
      <style:text-properties fo:color="#00B050"/>
    </style:style>
    <style:style style:name="T265" style:parent-style-name="Policepardéfaut" style:family="text">
      <style:text-properties fo:color="#00B050"/>
    </style:style>
    <style:style style:name="T26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67" style:parent-style-name="Policepardéfaut" style:family="text">
      <style:text-properties fo:color="#0070C0"/>
    </style:style>
    <style:style style:name="P26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69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70" style:parent-style-name="Standard" style:family="paragraph">
      <style:text-properties fo:color="#00B050"/>
    </style:style>
    <style:style style:name="P271" style:parent-style-name="Standard" style:family="paragraph">
      <style:text-properties fo:color="#00B050"/>
    </style:style>
    <style:style style:name="P272" style:parent-style-name="Standard" style:family="paragraph">
      <style:text-properties fo:color="#00B050"/>
    </style:style>
    <style:style style:name="P273" style:parent-style-name="Standard" style:family="paragraph"/>
    <style:style style:name="T274" style:parent-style-name="Policepardéfaut" style:family="text">
      <style:text-properties fo:color="#00B050"/>
    </style:style>
    <style:style style:name="T275" style:parent-style-name="Lienhypertexte" style:family="text">
      <style:text-properties fo:color="#00B050"/>
    </style:style>
    <style:style style:name="T276" style:parent-style-name="Policepardéfaut" style:family="text">
      <style:text-properties fo:color="#00B050"/>
    </style:style>
    <style:style style:name="T277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78" style:parent-style-name="Policepardéfaut" style:family="text">
      <style:text-properties fo:color="#0070C0"/>
    </style:style>
    <style:style style:name="P27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80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81" style:parent-style-name="Standard" style:family="paragraph">
      <style:text-properties fo:color="#00B050"/>
    </style:style>
    <style:style style:name="P282" style:parent-style-name="Standard" style:family="paragraph">
      <style:text-properties fo:color="#00B050"/>
    </style:style>
    <style:style style:name="P283" style:parent-style-name="Standard" style:family="paragraph"/>
    <style:style style:name="T284" style:parent-style-name="Policepardéfaut" style:family="text">
      <style:text-properties fo:color="#00B050"/>
    </style:style>
    <style:style style:name="T285" style:parent-style-name="Lienhypertexte" style:family="text">
      <style:text-properties fo:color="#00B050"/>
    </style:style>
    <style:style style:name="T286" style:parent-style-name="Policepardéfaut" style:family="text">
      <style:text-properties fo:color="#00B050"/>
    </style:style>
    <style:style style:name="T287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88" style:parent-style-name="Policepardéfaut" style:family="text">
      <style:text-properties fo:color="#0070C0"/>
    </style:style>
    <style:style style:name="T289" style:parent-style-name="Policepardéfaut" style:family="text">
      <style:text-properties fo:color="#0070C0"/>
    </style:style>
    <style:style style:name="P29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91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92" style:parent-style-name="Standard" style:family="paragraph"/>
    <style:style style:name="T293" style:parent-style-name="Policepardéfaut" style:family="text">
      <style:text-properties fo:color="#00B050"/>
    </style:style>
    <style:style style:name="T294" style:parent-style-name="Policepardéfaut" style:family="text">
      <style:text-properties fo:color="#00B050" style:text-position="super 66.6%"/>
    </style:style>
    <style:style style:name="T295" style:parent-style-name="Policepardéfaut" style:family="text">
      <style:text-properties fo:color="#00B050"/>
    </style:style>
    <style:style style:name="P296" style:parent-style-name="Standard" style:family="paragraph">
      <style:text-properties fo:color="#00B050"/>
    </style:style>
    <style:style style:name="P297" style:parent-style-name="Standard" style:family="paragraph"/>
    <style:style style:name="P298" style:parent-style-name="Standard" style:family="paragraph">
      <style:paragraph-properties fo:margin-left="0.5in">
        <style:tab-stops/>
      </style:paragraph-properties>
    </style:style>
    <style:style style:name="P29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00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01" style:parent-style-name="Standard" style:family="paragraph"/>
    <style:style style:name="T302" style:parent-style-name="Policepardéfaut" style:family="text">
      <style:text-properties fo:color="#00B050"/>
    </style:style>
    <style:style style:name="T303" style:parent-style-name="Policepardéfaut" style:family="text">
      <style:text-properties fo:color="#00B050" style:text-position="super 66.6%"/>
    </style:style>
    <style:style style:name="T304" style:parent-style-name="Policepardéfaut" style:family="text">
      <style:text-properties fo:color="#00B050"/>
    </style:style>
    <style:style style:name="P305" style:parent-style-name="Standard" style:family="paragraph">
      <style:text-properties fo:color="#00B050"/>
    </style:style>
    <style:style style:name="P306" style:parent-style-name="Standard" style:family="paragraph"/>
    <style:style style:name="T307" style:parent-style-name="Policepardéfaut" style:family="text">
      <style:text-properties fo:color="#00B050"/>
    </style:style>
    <style:style style:name="T308" style:parent-style-name="Lienhypertexte" style:family="text">
      <style:text-properties fo:color="#00B050"/>
    </style:style>
    <style:style style:name="T309" style:parent-style-name="Policepardéfaut" style:family="text">
      <style:text-properties fo:color="#00B050"/>
    </style:style>
    <style:style style:name="P310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11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12" style:parent-style-name="Standard" style:family="paragraph"/>
    <style:style style:name="T313" style:parent-style-name="Policepardéfaut" style:family="text">
      <style:text-properties fo:color="#00B050"/>
    </style:style>
    <style:style style:name="T314" style:parent-style-name="Policepardéfaut" style:family="text">
      <style:text-properties fo:color="#00B050" style:text-position="super 66.6%"/>
    </style:style>
    <style:style style:name="T315" style:parent-style-name="Policepardéfaut" style:family="text">
      <style:text-properties fo:color="#00B050"/>
    </style:style>
    <style:style style:name="P316" style:parent-style-name="Standard" style:family="paragraph">
      <style:text-properties fo:color="#00B050"/>
    </style:style>
    <style:style style:name="P317" style:parent-style-name="Standard" style:family="paragraph"/>
    <style:style style:name="T318" style:parent-style-name="Policepardéfaut" style:family="text">
      <style:text-properties fo:color="#00B050"/>
    </style:style>
    <style:style style:name="T319" style:parent-style-name="Lienhypertexte" style:family="text">
      <style:text-properties fo:color="#00B050"/>
    </style:style>
    <style:style style:name="T320" style:parent-style-name="Policepardéfaut" style:family="text">
      <style:text-properties fo:color="#00B050"/>
    </style:style>
    <style:style style:name="P321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22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23" style:parent-style-name="Standard" style:family="paragraph">
      <style:text-properties fo:color="#00B050"/>
    </style:style>
    <style:style style:name="P324" style:parent-style-name="Standard" style:family="paragraph"/>
    <style:style style:name="T325" style:parent-style-name="Policepardéfaut" style:family="text">
      <style:text-properties fo:color="#00B050"/>
    </style:style>
    <style:style style:name="T326" style:parent-style-name="Lienhypertexte" style:family="text">
      <style:text-properties fo:color="#00B050"/>
    </style:style>
    <style:style style:name="T327" style:parent-style-name="Policepardéfaut" style:family="text">
      <style:text-properties fo:color="#00B050"/>
    </style:style>
    <style:style style:name="P328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32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30" style:parent-style-name="Standard" style:family="paragraph">
      <style:text-properties fo:color="#70AD47"/>
    </style:style>
    <style:style style:name="P33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32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333" style:parent-style-name="Standard" style:family="paragraph"/>
    <style:style style:name="P334" style:parent-style-name="Standard" style:family="paragraph"/>
    <style:style style:name="T335" style:parent-style-name="Policepardéfaut" style:family="text">
      <style:text-properties style:text-position="super 66.6%"/>
    </style:style>
    <style:style style:name="P336" style:parent-style-name="Standard" style:family="paragraph"/>
    <style:style style:name="T337" style:parent-style-name="Lienhypertexte" style:family="text">
      <style:text-properties style:use-window-font-color="true"/>
    </style:style>
    <style:style style:name="P338" style:parent-style-name="Standard" style:family="paragraph">
      <style:paragraph-properties fo:margin-left="0.5in">
        <style:tab-stops/>
      </style:paragraph-properties>
    </style:style>
    <style:style style:name="T33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4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41" style:parent-style-name="Standard" style:family="paragraph"/>
    <style:style style:name="P34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4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44" style:parent-style-name="Standard" style:family="paragraph"/>
    <style:style style:name="T345" style:parent-style-name="Policepardéfaut" style:family="text">
      <style:text-properties style:text-position="super 66.6%"/>
    </style:style>
    <style:style style:name="P34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4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48" style:parent-style-name="Standard" style:family="paragraph"/>
    <style:style style:name="T349" style:parent-style-name="Policepardéfaut" style:family="text">
      <style:text-properties style:text-position="super 66.6%"/>
    </style:style>
    <style:style style:name="P35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2" style:parent-style-name="Standard" style:family="paragraph"/>
    <style:style style:name="T353" style:parent-style-name="Policepardéfaut" style:family="text">
      <style:text-properties style:text-position="super 66.6%"/>
    </style:style>
    <style:style style:name="P35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55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56" style:parent-style-name="Standard" style:family="paragraph"/>
    <style:style style:name="T357" style:parent-style-name="Policepardéfaut" style:family="text">
      <style:text-properties fo:color="#00B050"/>
    </style:style>
    <style:style style:name="P358" style:parent-style-name="Standard" style:family="paragraph"/>
    <style:style style:name="T359" style:parent-style-name="Policepardéfaut" style:family="text">
      <style:text-properties style:text-position="super 66.6%"/>
    </style:style>
    <style:style style:name="P360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00B050" fo:font-size="16pt" style:font-size-asian="16pt" style:font-size-complex="16pt"/>
    </style:style>
    <style:style style:name="T36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62" style:parent-style-name="Standard" style:family="paragraph"/>
    <style:style style:name="P363" style:parent-style-name="Standard" style:family="paragraph"/>
    <style:style style:name="P364" style:parent-style-name="Standard" style:family="paragraph"/>
    <style:style style:name="P365" style:parent-style-name="Standard" style:family="paragraph"/>
    <style:style style:name="T366" style:parent-style-name="Policepardéfaut" style:family="text">
      <style:text-properties style:text-position="super 66.6%"/>
    </style:style>
    <style:style style:name="P367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36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6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70" style:parent-style-name="Standard" style:family="paragraph"/>
    <style:style style:name="T371" style:parent-style-name="Policepardéfaut" style:family="text">
      <style:text-properties fo:color="#70AD47"/>
    </style:style>
    <style:style style:name="P372" style:parent-style-name="Standard" style:family="paragraph"/>
    <style:style style:name="T373" style:parent-style-name="Policepardéfaut" style:family="text">
      <style:text-properties fo:color="#70AD47"/>
    </style:style>
    <style:style style:name="P374" style:parent-style-name="Standard" style:family="paragraph"/>
    <style:style style:name="T375" style:parent-style-name="Policepardéfaut" style:family="text">
      <style:text-properties fo:color="#70AD47"/>
    </style:style>
    <style:style style:name="P376" style:parent-style-name="Standard" style:family="paragraph"/>
    <style:style style:name="T377" style:parent-style-name="Policepardéfaut" style:family="text">
      <style:text-properties style:text-position="super 66.6%"/>
    </style:style>
    <style:style style:name="P37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7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80" style:parent-style-name="Standard" style:family="paragraph">
      <style:text-properties fo:color="#70AD47"/>
    </style:style>
    <style:style style:name="P381" style:parent-style-name="Standard" style:family="paragraph">
      <style:text-properties fo:color="#70AD47"/>
    </style:style>
    <style:style style:name="P382" style:parent-style-name="Standard" style:family="paragraph">
      <style:text-properties fo:color="#70AD47"/>
    </style:style>
    <style:style style:name="P383" style:parent-style-name="Standard" style:family="paragraph"/>
    <style:style style:name="T384" style:parent-style-name="Policepardéfaut" style:family="text">
      <style:text-properties fo:color="#70AD47"/>
    </style:style>
    <style:style style:name="T385" style:parent-style-name="Policepardéfaut" style:family="text">
      <style:text-properties fo:color="#70AD47" style:text-position="super 66.6%"/>
    </style:style>
    <style:style style:name="T386" style:parent-style-name="Policepardéfaut" style:family="text">
      <style:text-properties fo:color="#70AD47"/>
    </style:style>
    <style:style style:name="P387" style:parent-style-name="Standard" style:family="paragraph">
      <style:text-properties fo:color="#70AD47"/>
    </style:style>
    <style:style style:name="P388" style:parent-style-name="Standard" style:family="paragraph">
      <style:text-properties fo:color="#70AD47"/>
    </style:style>
    <style:style style:name="P389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390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391" style:parent-style-name="Standard" style:family="paragraph">
      <style:text-properties fo:color="#70AD47"/>
    </style:style>
    <style:style style:name="P392" style:parent-style-name="Standard" style:family="paragraph">
      <style:text-properties fo:color="#70AD47"/>
    </style:style>
    <style:style style:name="P393" style:parent-style-name="Standard" style:family="paragraph">
      <style:text-properties fo:color="#000000"/>
    </style:style>
    <style:style style:name="P394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395" style:parent-style-name="Standard" style:family="paragraph">
      <style:text-properties fo:color="#000000"/>
    </style:style>
    <style:style style:name="P396" style:parent-style-name="Standard" style:family="paragraph">
      <style:text-properties fo:color="#000000"/>
    </style:style>
    <style:style style:name="P397" style:parent-style-name="Standard" style:family="paragraph"/>
    <style:style style:name="T398" style:parent-style-name="Policepardéfaut" style:family="text">
      <style:text-properties fo:color="#000000"/>
    </style:style>
    <style:style style:name="T399" style:parent-style-name="Policepardéfaut" style:family="text">
      <style:text-properties fo:color="#000000" style:text-position="super 66.6%"/>
    </style:style>
    <style:style style:name="T400" style:parent-style-name="Policepardéfaut" style:family="text">
      <style:text-properties fo:color="#000000"/>
    </style:style>
    <style:style style:name="T401" style:parent-style-name="Policepardéfaut" style:family="text">
      <style:text-properties fo:color="#000000" style:text-position="super 66.6%"/>
    </style:style>
    <style:style style:name="T402" style:parent-style-name="Policepardéfaut" style:family="text">
      <style:text-properties fo:color="#000000"/>
    </style:style>
    <style:style style:name="P403" style:parent-style-name="Standard" style:family="paragraph">
      <style:text-properties fo:color="#00B050"/>
    </style:style>
    <style:style style:name="T40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05" style:parent-style-name="Policepardéfaut" style:family="text">
      <style:text-properties fo:color="#4472C4"/>
    </style:style>
    <style:style style:name="P406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07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08" style:parent-style-name="Standard" style:family="paragraph">
      <style:text-properties fo:color="#000000"/>
    </style:style>
    <style:style style:name="P409" style:parent-style-name="Standard" style:family="paragraph">
      <style:text-properties fo:color="#000000"/>
    </style:style>
    <style:style style:name="P410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411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41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13" style:parent-style-name="Standard" style:family="paragraph"/>
    <style:style style:name="P41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15" style:parent-style-name="Standard" style:family="paragraph">
      <style:text-properties fo:color="#70AD47"/>
    </style:style>
    <style:style style:name="P416" style:parent-style-name="Standard" style:family="paragraph">
      <style:text-properties fo:color="#70AD47"/>
    </style:style>
    <style:style style:name="P417" style:parent-style-name="Standard" style:family="paragraph">
      <style:text-properties fo:color="#70AD47"/>
    </style:style>
    <style:style style:name="P418" style:parent-style-name="Standard" style:family="paragraph">
      <style:text-properties fo:color="#70AD47"/>
    </style:style>
    <style:style style:name="P41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20" style:parent-style-name="Standard" style:family="paragraph"/>
    <style:style style:name="T421" style:parent-style-name="Policepardéfaut" style:family="text">
      <style:text-properties fo:color="#70AD47"/>
    </style:style>
    <style:style style:name="P422" style:parent-style-name="Standard" style:family="paragraph"/>
    <style:style style:name="T423" style:parent-style-name="Policepardéfaut" style:family="text">
      <style:text-properties fo:color="#70AD47"/>
    </style:style>
    <style:style style:name="P424" style:parent-style-name="Standard" style:family="paragraph">
      <style:text-properties fo:color="#00B050"/>
    </style:style>
    <style:style style:name="P425" style:parent-style-name="Standard" style:family="paragraph">
      <style:paragraph-properties fo:margin-left="0.5in">
        <style:tab-stops/>
      </style:paragraph-properties>
    </style:style>
    <style:style style:name="P42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2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28" style:parent-style-name="Standard" style:family="paragraph"/>
    <style:style style:name="T429" style:parent-style-name="Policepardéfaut" style:family="text">
      <style:text-properties fo:color="#70AD47"/>
    </style:style>
    <style:style style:name="P430" style:parent-style-name="Standard" style:family="paragraph"/>
    <style:style style:name="T431" style:parent-style-name="Policepardéfaut" style:family="text">
      <style:text-properties fo:color="#70AD47"/>
    </style:style>
    <style:style style:name="P432" style:parent-style-name="Standard" style:family="paragraph"/>
    <style:style style:name="T433" style:parent-style-name="Policepardéfaut" style:family="text">
      <style:text-properties fo:color="#70AD47"/>
    </style:style>
    <style:style style:name="P434" style:parent-style-name="Standard" style:family="paragraph">
      <style:text-properties fo:color="#00B050"/>
    </style:style>
    <style:style style:name="P435" style:parent-style-name="Standard" style:family="paragraph"/>
    <style:style style:name="T43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3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3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3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4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44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4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43" style:parent-style-name="Standard" style:family="paragraph"/>
    <style:style style:name="T444" style:parent-style-name="Policepardéfaut" style:family="text">
      <style:text-properties fo:color="#70AD47"/>
    </style:style>
    <style:style style:name="P445" style:parent-style-name="Standard" style:family="paragraph"/>
    <style:style style:name="T446" style:parent-style-name="Policepardéfaut" style:family="text">
      <style:text-properties fo:color="#70AD47"/>
    </style:style>
    <style:style style:name="P447" style:parent-style-name="Standard" style:family="paragraph">
      <style:text-properties fo:color="#00B050"/>
    </style:style>
    <style:style style:name="P448" style:parent-style-name="Standard" style:family="paragraph"/>
    <style:style style:name="P44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5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51" style:parent-style-name="Standard" style:family="paragraph"/>
    <style:style style:name="T452" style:parent-style-name="Policepardéfaut" style:family="text">
      <style:text-properties fo:color="#70AD47"/>
    </style:style>
    <style:style style:name="P453" style:parent-style-name="Standard" style:family="paragraph"/>
    <style:style style:name="T454" style:parent-style-name="Policepardéfaut" style:family="text">
      <style:text-properties fo:color="#70AD47"/>
    </style:style>
    <style:style style:name="P45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45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7" style:parent-style-name="Policepardéfaut" style:family="text">
      <style:text-properties fo:color="#4472C4"/>
    </style:style>
    <style:style style:name="T458" style:parent-style-name="Policepardéfaut" style:family="text">
      <style:text-properties fo:color="#4472C4"/>
    </style:style>
    <style:style style:name="T459" style:parent-style-name="Policepardéfaut" style:family="text">
      <style:text-properties fo:color="#4472C4"/>
    </style:style>
    <style:style style:name="P460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461" style:parent-style-name="Standard" style:family="paragraph">
      <style:text-properties fo:font-weight="bold" style:font-weight-asian="bold" style:font-weight-complex="bold" fo:color="#ED1C24" fo:font-size="16pt" style:font-size-asian="16pt" style:font-size-complex="16pt" fo:language="en" fo:country="US"/>
    </style:style>
    <style:style style:name="P462" style:parent-style-name="Standard" style:family="paragraph"/>
    <style:style style:name="T463" style:parent-style-name="Policepardéfaut" style:family="text">
      <style:text-properties fo:language="en" fo:country="US"/>
    </style:style>
    <style:style style:name="T464" style:parent-style-name="Lienhypertexte" style:family="text">
      <style:text-properties style:use-window-font-color="true" fo:language="en" fo:country="US"/>
    </style:style>
    <style:style style:name="T465" style:parent-style-name="Policepardéfaut" style:family="text">
      <style:text-properties fo:language="en" fo:country="US"/>
    </style:style>
    <style:style style:name="P466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46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8" style:parent-style-name="Standard" style:family="paragraph">
      <style:text-properties fo:color="#70AD47"/>
    </style:style>
    <style:style style:name="P469" style:parent-style-name="Standard" style:family="paragraph">
      <style:text-properties fo:color="#70AD47"/>
    </style:style>
    <style:style style:name="P470" style:parent-style-name="Standard" style:family="paragraph">
      <style:text-properties fo:color="#70AD47"/>
    </style:style>
    <style:style style:name="P47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472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473" style:parent-style-name="Policepardéfaut" style:family="text">
      <style:text-properties fo:color="#70AD47"/>
    </style:style>
    <style:style style:name="P474" style:parent-style-name="Standard" style:family="paragraph">
      <style:text-properties fo:color="#70AD47"/>
    </style:style>
    <style:style style:name="P475" style:parent-style-name="Standard" style:family="paragraph">
      <style:text-properties fo:color="#70AD47"/>
    </style:style>
    <style:style style:name="P476" style:parent-style-name="Standard" style:family="paragraph">
      <style:text-properties fo:color="#70AD47"/>
    </style:style>
    <style:style style:name="P477" style:parent-style-name="Standard" style:family="paragraph">
      <style:text-properties fo:color="#70AD47"/>
    </style:style>
    <style:style style:name="P47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79" style:parent-style-name="Standard" style:family="paragraph"/>
    <style:style style:name="P480" style:parent-style-name="Standard" style:family="paragraph"/>
    <style:style style:name="P48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82" style:parent-style-name="Standard" style:family="paragraph"/>
    <style:style style:name="P483" style:parent-style-name="Standard" style:family="paragraph"/>
    <style:style style:name="P484" style:parent-style-name="Standard" style:family="paragraph"/>
    <style:style style:name="T48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8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8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488" style:parent-style-name="Standard" style:family="paragraph">
      <style:text-properties fo:color="#70AD47"/>
    </style:style>
    <style:style style:name="P48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90" style:parent-style-name="Standard" style:family="paragraph"/>
    <style:style style:name="T491" style:parent-style-name="Policepardéfaut" style:family="text">
      <style:text-properties fo:language="en" fo:country="US"/>
    </style:style>
    <style:style style:name="T492" style:parent-style-name="Lienhypertexte" style:family="text">
      <style:text-properties style:use-window-font-color="true" fo:language="en" fo:country="US"/>
    </style:style>
    <style:style style:name="T493" style:parent-style-name="Policepardéfaut" style:family="text">
      <style:text-properties fo:language="en" fo:country="US"/>
    </style:style>
    <style:style style:name="P494" style:parent-style-name="Standard" style:family="paragraph"/>
    <style:style style:name="P49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96" style:parent-style-name="Standard" style:family="paragraph">
      <style:text-properties fo:color="#70AD47"/>
    </style:style>
    <style:style style:name="P497" style:parent-style-name="Standard" style:family="paragraph">
      <style:text-properties fo:color="#70AD47"/>
    </style:style>
    <style:style style:name="P498" style:parent-style-name="Standard" style:family="paragraph">
      <style:text-properties fo:color="#70AD47"/>
    </style:style>
    <style:style style:name="P49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00" style:parent-style-name="Standard" style:family="paragraph">
      <style:text-properties fo:color="#70AD47"/>
    </style:style>
    <style:style style:name="P501" style:parent-style-name="Standard" style:family="paragraph">
      <style:text-properties fo:color="#70AD47"/>
    </style:style>
    <style:style style:name="P50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03" style:parent-style-name="Standard" style:family="paragraph">
      <style:text-properties fo:color="#70AD47"/>
    </style:style>
    <style:style style:name="P504" style:parent-style-name="Standard" style:family="paragraph">
      <style:text-properties fo:color="#70AD47"/>
    </style:style>
    <style:style style:name="P505" style:parent-style-name="Standard" style:family="paragraph">
      <style:text-properties fo:color="#70AD47"/>
    </style:style>
    <style:style style:name="T50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07" style:parent-style-name="Standard" style:family="paragraph">
      <style:text-properties fo:color="#70AD47"/>
    </style:style>
    <style:style style:name="P50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09" style:parent-style-name="Standard" style:family="paragraph"/>
    <style:style style:name="P51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11" style:parent-style-name="Standard" style:family="paragraph">
      <style:text-properties fo:font-weight="bold" style:font-weight-asian="bold" style:font-weight-complex="bold" fo:color="#ED1C24" fo:font-size="16pt" style:font-size-asian="16pt" style:font-size-complex="16pt" fo:language="en" fo:country="US"/>
    </style:style>
    <style:style style:name="P512" style:parent-style-name="Standard" style:family="paragraph">
      <style:text-properties fo:color="#70AD47"/>
    </style:style>
    <style:style style:name="P513" style:parent-style-name="Standard" style:family="paragraph">
      <style:text-properties fo:color="#70AD47"/>
    </style:style>
    <style:style style:name="P51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1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16" style:parent-style-name="Standard" style:family="paragraph">
      <style:text-properties fo:color="#70AD47"/>
    </style:style>
    <style:style style:name="P517" style:parent-style-name="Standard" style:family="paragraph">
      <style:text-properties fo:color="#70AD47"/>
    </style:style>
    <style:style style:name="P51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19" style:parent-style-name="Standard" style:family="paragraph">
      <style:text-properties fo:color="#70AD47"/>
    </style:style>
    <style:style style:name="P520" style:parent-style-name="Standard" style:family="paragraph">
      <style:text-properties fo:color="#70AD47"/>
    </style:style>
    <style:style style:name="P521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52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23" style:parent-style-name="Standard" style:family="paragraph">
      <style:text-properties fo:color="#70AD47"/>
    </style:style>
    <style:style style:name="P52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2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2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27" style:parent-style-name="Standard" style:family="paragraph">
      <style:text-properties fo:color="#70AD47"/>
    </style:style>
    <style:style style:name="P528" style:parent-style-name="Standard" style:family="paragraph">
      <style:text-properties fo:color="#70AD47"/>
    </style:style>
    <style:style style:name="P52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3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31" style:parent-style-name="Standard" style:family="paragraph">
      <style:text-properties fo:color="#70AD47"/>
    </style:style>
    <style:style style:name="P532" style:parent-style-name="Standard" style:family="paragraph">
      <style:text-properties fo:color="#70AD47"/>
    </style:style>
    <style:style style:name="P533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53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35" style:parent-style-name="Standard" style:family="paragraph"/>
    <style:style style:name="T536" style:parent-style-name="Policepardéfaut" style:family="text">
      <style:text-properties fo:color="#70AD47"/>
    </style:style>
    <style:style style:name="T53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3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3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0" style:parent-style-name="Standard" style:family="paragraph">
      <style:text-properties fo:color="#70AD47"/>
    </style:style>
    <style:style style:name="T541" style:parent-style-name="Policepardéfaut" style:family="text">
      <style:text-properties fo:font-weight="bold" style:font-weight-asian="bold" style:font-weight-complex="bold" fo:color="#ED1C24" fo:font-size="16pt" style:font-size-asian="16pt" style:font-size-complex="16pt" fo:language="en" fo:country="US"/>
    </style:style>
  </office:automatic-styles>
  <office:body>
    <office:text text:use-soft-page-breaks="true">
      <text:p text:style-name="P1">Biblio</text:p>
      <text:p text:style-name="P2"><text:span text:style-name="T3">cours de Rabaud [l</text:span><text:a xlink:href="http://www.matthieurigaut.net/index.php?pages/2e-annee-programme-2002" office:target-frame-name="_top" xlink:show="replace"><text:span text:style-name="T4">ien</text:span></text:a><text:span text:style-name="T5">]</text:span></text:p>
      <text:p text:style-name="P6">Penser à Wikipédia !<text:s/></text:p>
      <text:p text:style-name="P7">Méca :</text:p>
      <text:p text:style-name="Standard"><text:span text:style-name="T8">Script Python : Portrait de phase [</text:span><text:a xlink:href="https://github.com/remimetzdorff/agregation/blob/master/Python/Programmes%20Pierre/PortraitdePhase.py" office:target-frame-name="_top" xlink:show="replace"><text:span text:style-name="Lienhypertexte">lien</text:span></text:a><text:span text:style-name="T9">]</text:span></text:p>
      <text:p text:style-name="P10">Contat entre 2 solides :</text:p>
      <text:list text:style-name="LFO1" text:continue-numbering="true">
        <text:list-item>
          <text:p text:style-name="P11">Mécanique 2, BFR</text:p>
        </text:list-item>
        <text:list-item>
          <text:p text:style-name="P12">Tout-en-un MP-MP* [ancien programme], Dunod (2004)</text:p>
        </text:list-item>
      </text:list>
      <text:p text:style-name="P13"/>
      <text:p text:style-name="P14">Gravitation :</text:p>
      <text:list text:style-name="LFO2" text:continue-numbering="true">
        <text:list-item>
          <text:p text:style-name="P15">Mécanique 1, BFR</text:p>
        </text:list-item>
        <text:list-item>
          <text:p text:style-name="P16">PCSI physique tout-en-un , de Boeck (2017)</text:p>
        </text:list-item>
        <text:list-item>
          <text:p text:style-name="P17">PCSI physique tout-en-un , Dunod</text:p>
        </text:list-item>
      </text:list>
      <text:p text:style-name="Standard"><text:span text:style-name="T18">Scripte Python : orbites de Kepler[</text:span><text:a xlink:href="https://github.com/remimetzdorff/agregation/blob/master/Python/Programmes%20Pierre/OrbitesKepler.py" office:target-frame-name="_top" xlink:show="replace"><text:span text:style-name="T19">lien</text:span></text:a><text:span text:style-name="T20">]</text:span></text:p>
      <text:p text:style-name="Standard"/>
      <text:p text:style-name="P21">Mouvement à force central :</text:p>
      <text:list text:style-name="LFO2" text:continue-numbering="true">
        <text:list-item>
          <text:p text:style-name="P22">PCSI physique tout-en-un , Dunod (ancien programme)</text:p>
        </text:list-item>
        <text:list-item>
          <text:p text:style-name="P23">Wikipédia</text:p>
        </text:list-item>
        <text:list-item>
          <text:p text:style-name="P24">Le supermanuel de physique<text:s/></text:p>
        </text:list-item>
        <text:list-item>
          <text:p text:style-name="P25"/>
        </text:list-item>
      </text:list>
      <text:p text:style-name="Standard"><text:span text:style-name="T26">Dynamique dans ref non galiléen:</text:span></text:p>
      <text:list text:style-name="LFO3" text:continue-numbering="true">
        <text:list-item>
          <text:p text:style-name="P27">Les preuves expérimentales des mouvements de la Terre, Jean Sivardière ,BUPn°850 (2003)</text:p>
        </text:list-item>
        <text:list-item>
          <text:p text:style-name="P28">Mécanique PCSI-MPSI, Pascal Brasselet, puf(2000).</text:p>
        </text:list-item>
        <text:list-item>
          <text:p text:style-name="P29">MP-MP* physique tout-en-un , Dunod</text:p>
        </text:list-item>
      </text:list>
      <text:p text:style-name="Standard"/>
      <text:p text:style-name="P30">Oscillateur amorties et forcé :</text:p>
      <text:list text:style-name="LFO4" text:continue-numbering="true">
        <text:list-item>
          <text:p text:style-name="P31">PCSI physique tout-en-un , de Boeck (2017)</text:p>
        </text:list-item>
        <text:list-item>
          <text:p text:style-name="P32">Mécanique 1, BFR</text:p>
        </text:list-item>
        <text:list-item>
          <text:p text:style-name="P33"><text:a xlink:href="http://bupdoc.udppc.asso.fr/consultation/selections.php" office:target-frame-name="_top" xlink:show="replace">http://bupdoc.udppc.asso.fr/consultation/selections.php</text:a></text:p>
        </text:list-item>
      </text:list>
      <text:p text:style-name="Standard"><text:span text:style-name="T34">Script Python : Oscillateur amortis [</text:span><text:a xlink:href="https://github.com/remimetzdorff/agregation/blob/master/Python/Programmes%20Pierre/OscillateurAmorti.py" office:target-frame-name="_top" xlink:show="replace"><text:span text:style-name="T35">lien</text:span></text:a><text:span text:style-name="T36">] et portrait de phase [</text:span><text:a xlink:href="https://github.com/remimetzdorff/agregation/blob/master/Python/Programmes%20Pierre/PortraitdePhase.py" office:target-frame-name="_top" xlink:show="replace"><text:span text:style-name="Lienhypertexte">lien</text:span></text:a><text:span text:style-name="T37">]</text:span></text:p>
      <text:p text:style-name="P38"/>
      <text:p text:style-name="P39">Mvt particule chargée champ EM :</text:p>
      <text:list text:style-name="LFO5" text:continue-numbering="true">
        <text:list-item>
          <text:p text:style-name="P40">PCSI physique tout-en-un , Dunod</text:p>
        </text:list-item>
        <text:list-item>
          <text:p text:style-name="P41">PCSI physique tout-en-un , de Boeck (2017)</text:p>
        </text:list-item>
      </text:list>
      <text:p text:style-name="P42"/>
      <text:p text:style-name="P43">Relativité :</text:p>
      <text:list text:style-name="LFO6" text:continue-numbering="true">
        <text:list-item>
          <text:p text:style-name="P44">Mécanique 1, BFR</text:p>
        </text:list-item>
      </text:list>
      <text:p text:style-name="P45"/>
      <text:p text:style-name="Standard"><text:span text:style-name="T46">Mécanique du solide et moment cinétique</text:span><text:span text:style-name="T47">:<text:s/></text:span></text:p>
      <text:list text:style-name="LFO7" text:continue-numbering="true">
        <text:list-item>
          <text:p text:style-name="P48">PCSI physique tout-en-un , Dunod</text:p>
        </text:list-item>
        <text:list-item>
          <text:p text:style-name="P49">PCSI physique tout-en-un , de Boeck (2017)</text:p>
        </text:list-item>
        <text:list-item>
          <text:p text:style-name="P50">Mécanique, Perez <text:s/>(gyroscope)<text:s/></text:p>
        </text:list-item>
      </text:list>
      <text:p text:style-name="P51"/>
      <text:p text:style-name="P52">Precession du micro au macro :<text:s/></text:p>
      <text:p text:style-name="P53"/>
      <text:p text:style-name="P54"/>
      <text:p text:style-name="P55"/>
      <text:p text:style-name="P56"/>
      <text:soft-page-break/>
      <text:p text:style-name="P57">Méca flu :</text:p>
      <text:p text:style-name="P58">Bilan macroscopique :</text:p>
      <text:list text:style-name="LFO8" text:continue-numbering="true">
        <text:list-item>
          <text:p text:style-name="P59">Tout en un physique PC-PC*, Dunod<text:s/></text:p>
        </text:list-item>
        <text:list-item>
          <text:p text:style-name="P60">Physique<text:s/>Spé:<text:s/>PC*,PC,<text:s/>Stéphane<text:s/>Olivier,<text:s/>Hubert<text:s/>Gié<text:s/>et<text:s/>Jean-Pierre<text:s/>Sarmant,<text:s/>Tec&amp;Doc,<text:s/>2000.</text:p>
        </text:list-item>
        <text:list-item>
          <text:p text:style-name="P61">Tout-en-un<text:s/>Physique<text:s/>PC-PSI (ancien<text:s/>programme),<text:s/>Dunod.</text:p>
        </text:list-item>
        <text:list-item>
          <text:p text:style-name="P62">Hydrodynamique<text:s/>physique<text:s/>3e édition,<text:s/>Guyon,<text:s/>Hulin,<text:s/>Petit</text:p>
        </text:list-item>
      </text:list>
      <text:p text:style-name="P63"/>
      <text:p text:style-name="P64">Phénomènes interfaciaux :</text:p>
      <text:list text:style-name="LFO8" text:continue-numbering="true">
        <text:list-item>
          <text:p text:style-name="P65">Thermodynamique, Diu</text:p>
        </text:list-item>
        <text:list-item>
          <text:p text:style-name="P66">Cour Rabaud [<text:a xlink:href="http://ressources.agreg.phys.ens.fr/static/Cours-TD/Rabaud/NotesCours_Agreg2019.pdf" office:target-frame-name="_top" xlink:show="replace"><text:span text:style-name="Lienhypertexte">lien]</text:span></text:a></text:p>
        </text:list-item>
        <text:list-item>
          <text:p text:style-name="P67">Hydrodynamique<text:s/>physique<text:s/>3e édition,<text:s/>Guyon,<text:s/>Hulin,<text:s/>Petit</text:p>
        </text:list-item>
      </text:list>
      <text:p text:style-name="P68"/>
      <text:p text:style-name="P69"/>
      <text:p text:style-name="P70">Ecoulement visqueux :<text:s/></text:p>
      <text:list text:style-name="LFO8" text:continue-numbering="true">
        <text:list-item>
          <text:p text:style-name="P71">Tout en un physique PC-PC*, Dunod<text:s/></text:p>
        </text:list-item>
        <text:list-item>
          <text:p text:style-name="P72">Cour Rabaud [<text:a xlink:href="http://ressources.agreg.phys.ens.fr/static/Cours-TD/Rabaud/NotesCours_Agreg2019.pdf" office:target-frame-name="_top" xlink:show="replace"><text:span text:style-name="Lienhypertexte">lien]</text:span></text:a></text:p>
        </text:list-item>
        <text:list-item>
          <text:p text:style-name="P73">Physique<text:s/>Spé:<text:s/>PC*,PC,<text:s/>Stéphane<text:s/>Olivier,<text:s/>Hubert<text:s/>Gié<text:s/>et<text:s/>Jean-Pierre<text:s/>Sarmant,<text:s/>Tec&amp;Doc,<text:s/>2000.</text:p>
        </text:list-item>
        <text:list-item>
          <text:p text:style-name="P74">Tout-en-un<text:s/>Physique<text:s/>PC-PSI (ancien<text:s/>programme),<text:s/>Dunod.</text:p>
        </text:list-item>
        <text:list-item>
          <text:p text:style-name="P75">Hydrodynamique<text:s/>physique<text:s/>3e édition,<text:s/>Guyon,<text:s/>Hulin,<text:s/>Petit</text:p>
        </text:list-item>
        <text:list-item>
          <text:p text:style-name="P76">Hydrodynamique<text:s/>physique<text:s/>3e édition,<text:s/>Guyon,<text:s/>Hulin,<text:s/>Petit</text:p>
        </text:list-item>
      </text:list>
      <text:p text:style-name="P77"/>
      <text:p text:style-name="Standard"><text:span text:style-name="T78">Script python : Ecoulement Couette<text:s/></text:span><text:a xlink:href="https://github.com/remimetzdorff/agregation/blob/master/Python/Programmes%20Pierre/EcoulementCouette.py" office:target-frame-name="_top" xlink:show="replace"><text:span text:style-name="Lienhypertexte">[lien]</text:span></text:a><text:span text:style-name="T79"><text:s/>et Poiseuille [</text:span><text:a xlink:href="https://github.com/remimetzdorff/agregation/blob/master/Python/Programmes%20Pierre/Poiseuille.py" office:target-frame-name="_top" xlink:show="replace"><text:span text:style-name="Lienhypertexte">lien</text:span></text:a><text:span text:style-name="T80">]</text:span></text:p>
      <text:p text:style-name="P81"/>
      <text:p text:style-name="P82">Ecoulement parfait :<text:s/></text:p>
      <text:list text:style-name="LFO8" text:continue-numbering="true">
        <text:list-item>
          <text:p text:style-name="P83">Tout en un physique PC-PC*, Dunod<text:s/></text:p>
        </text:list-item>
        <text:list-item>
          <text:p text:style-name="P84">Cour Rabaud [<text:a xlink:href="http://ressources.agreg.phys.ens.fr/static/Cours-TD/Rabaud/NotesCours_Agreg2019.pdf" office:target-frame-name="_top" xlink:show="replace"><text:span text:style-name="Lienhypertexte">lien]</text:span></text:a></text:p>
        </text:list-item>
        <text:list-item>
          <text:p text:style-name="P85">Physique<text:s/>Spé:<text:s/>PC*,PC,<text:s/>Stéphane<text:s/>Olivier,<text:s/>Hubert<text:s/>Gié<text:s/>et<text:s/>Jean-Pierre<text:s/>Sarmant,<text:s/>Tec&amp;Doc,<text:s/>2000.</text:p>
        </text:list-item>
        <text:list-item>
          <text:p text:style-name="P86">Tout-en-un<text:s/>Physique<text:s/>PC-PSI (ancien<text:s/>programme),<text:s/>Dunod.</text:p>
        </text:list-item>
        <text:list-item>
          <text:p text:style-name="P87">Hydrodynamique<text:s/>physique<text:s/>3e édition,<text:s/>Guyon,<text:s/>Hulin,<text:s/>Petit</text:p>
        </text:list-item>
      </text:list>
      <text:p text:style-name="P88"/>
      <text:p text:style-name="Standard"/>
      <text:p text:style-name="P89">Électricité/Moteur :</text:p>
      <text:p text:style-name="Standard"><text:span text:style-name="T90">Électrocinétique ARQS / circuit linéaire 1 ordre / Oscillateur amortis et forcé (RLC et <text:s/>régime sinusoïdal forcé) :</text:span></text:p>
      <text:list text:style-name="LFO9" text:continue-numbering="true">
        <text:list-item>
          <text:p text:style-name="P91">Cours de Jérémy Neveu (Millmann Hors programme)</text:p>
        </text:list-item>
        <text:list-item>
          <text:p text:style-name="P92">Electronique-electrocinétique 1ere année MPSI-PCSI-PTSI, Hprépa</text:p>
        </text:list-item>
        <text:list-item>
          <text:p text:style-name="P93">PCSI physique tout-en-un , de Boeck (2017) (analogie méca elec)</text:p>
        </text:list-item>
        <text:list-item>
          <text:p text:style-name="P94">PCSI physique tout-en-un , Dunod</text:p>
        </text:list-item>
      </text:list>
      <text:p text:style-name="Standard"><text:span text:style-name="T95">Script python : Réponse RLC série à échelon de tension [</text:span><text:a xlink:href="https://github.com/remimetzdorff/agregation/blob/master/Python/Programmes%20Pierre/RLC_serie_declin.py" office:target-frame-name="_top" xlink:show="replace"><text:span text:style-name="T96">lien</text:span></text:a><text:span text:style-name="T97">]</text:span></text:p>
      <text:p text:style-name="Standard"><text:span text:style-name="T98">Script Python : oscillation forcé RLC <text:s/>série [</text:span><text:a xlink:href="https://github.com/remimetzdorff/agregation/blob/master/Python/Programmes%20Pierre/RLC_serie_force.py" office:target-frame-name="_top" xlink:show="replace"><text:span text:style-name="T99">lien</text:span></text:a><text:span text:style-name="T100">]</text:span></text:p>
      <text:p text:style-name="P101"/>
      <text:p text:style-name="Standard"><text:span text:style-name="T102">Filtrage (PCSI)</text:span>:</text:p>
      <text:list text:style-name="LFO10" text:continue-numbering="true">
        <text:list-item>
          <text:p text:style-name="P103">Cours de Jérémy Neveu</text:p>
        </text:list-item>
        <text:list-item>
          <text:p text:style-name="P104">PCSI physique tout-en-un , de Boeck (2017)</text:p>
        </text:list-item>
        <text:list-item>
          <text:p text:style-name="P105">PCSI physique tout-en-un , Dunod</text:p>
        </text:list-item>
      </text:list>
      <text:p text:style-name="Standard"><text:span text:style-name="T106">Script python : Echantillonnage Filtrage [</text:span><text:a xlink:href="https://github.com/remimetzdorff/agregation/blob/master/Python/Programmes%20Pierre/EchantillonnageFiltrage.py" office:target-frame-name="_top" xlink:show="replace"><text:span text:style-name="T107">lien]</text:span></text:a></text:p>
      <text:p text:style-name="Standard"/>
      <text:p text:style-name="P108">AO et filtre avec AO :</text:p>
      <text:soft-page-break/>
      <text:list text:style-name="LFO11" text:continue-numbering="true">
        <text:list-item>
          <text:p text:style-name="P109">Electronique-electrocinétique 1ere année MPSI-PCSI-PTSI, Hprépa</text:p>
        </text:list-item>
      </text:list>
      <text:p text:style-name="P110"/>
      <text:p text:style-name="Standard"><text:span text:style-name="T111">Rétroaction et oscillation </text:span>:</text:p>
      <text:list text:style-name="LFO12" text:continue-numbering="true">
        <text:list-item>
          <text:p text:style-name="P112">BFR EM 3</text:p>
        </text:list-item>
        <text:list-item>
          <text:p text:style-name="P113">Dunot PSI/PSI*</text:p>
        </text:list-item>
        <text:list-item>
          <text:p text:style-name="P114">cours de Jérémy Neveu (Pas les transformées de Laplace ! )</text:p>
        </text:list-item>
      </text:list>
      <text:p text:style-name="P115"/>
      <text:p text:style-name="P116">Conversion puissance electro-méca:</text:p>
      <text:list text:style-name="LFO13" text:continue-numbering="true">
        <text:list-item>
          <text:p text:style-name="P117">Dunot PSI/PSI*</text:p>
        </text:list-item>
        <text:list-item>
          <text:p text:style-name="P118">cours de Jérémy Neveu</text:p>
        </text:list-item>
        <text:list-item>
          <text:p text:style-name="P119">H-prépa electronique 2 PSI-PSI*</text:p>
        </text:list-item>
      </text:list>
      <text:p text:style-name="P120"/>
      <text:p text:style-name="P121">Électronique numérique :</text:p>
      <text:list text:style-name="LFO14" text:continue-numbering="true">
        <text:list-item>
          <text:p text:style-name="P122">Tout-en-un Physique MP-MP*, Dunod<text:s/></text:p>
        </text:list-item>
        <text:list-item>
          <text:p text:style-name="P123">cours d’elec de Jérémy Neveu</text:p>
        </text:list-item>
      </text:list>
      <text:p text:style-name="Standard"><text:span text:style-name="T124">Script python : Echantillonnage Filtrage [</text:span><text:a xlink:href="https://github.com/remimetzdorff/agregation/blob/master/Python/Programmes%20Pierre/EchantillonnageFiltrage.py" office:target-frame-name="_top" xlink:show="replace"><text:span text:style-name="T125">lien]</text:span></text:a></text:p>
      <text:p text:style-name="P126"/>
      <text:p text:style-name="Standard"><text:span text:style-name="T127">H prépa Electronique 2 PSI-PSI*</text:span> :Conversition electromg statique (Transformateur), Ferromg, Conversion puissance electro-méca, machine synchrone et asynchrone, conversion electronique statique</text:p>
      <text:p text:style-name="Standard"/>
      <text:p text:style-name="Standard"><text:span text:style-name="T128">Transformateur </text:span>:<text:s/></text:p>
      <text:list text:style-name="LFO15" text:continue-numbering="true">
        <text:list-item>
          <text:p text:style-name="P129">BFR 3 p103 et 4<text:s/></text:p>
        </text:list-item>
        <text:list-item>
          <text:p text:style-name="P130">PSI/PSI* <text:s/>physique tout-en-un , Dunod</text:p>
        </text:list-item>
        <text:list-item>
          <text:p text:style-name="P131">H prépa Electronique 2 PSI-PSI* </text:p>
        </text:list-item>
      </text:list>
      <text:p text:style-name="P132"/>
      <text:p text:style-name="P133">EM :</text:p>
      <text:p text:style-name="Standard">Electromagnétisme, Pérez<text:s/></text:p>
      <text:p text:style-name="P134">Electrostatique, magnétostatique :</text:p>
      <text:list text:style-name="LFO14" text:continue-numbering="true">
        <text:list-item>
          <text:p text:style-name="P135">Electromagnétisme 1, 3, BFR</text:p>
        </text:list-item>
        <text:list-item>
          <text:p text:style-name="P136">Cours de Puzo [<text:a xlink:href="https://github.com/remybonnemort/Agregation/tree/master/Cours/Electromagn%C3%A9tisme%20(L3)" office:target-frame-name="_top" xlink:show="replace"><text:span text:style-name="T137">lien</text:span></text:a>]</text:p>
        </text:list-item>
        <text:list-item>
          <text:p text:style-name="P138">Tout-en-un physique MP-MP*, Dunot</text:p>
        </text:list-item>
      </text:list>
      <text:p text:style-name="P139"/>
      <text:p text:style-name="P140">Milieu conducteur et electrocinétique :</text:p>
      <text:list text:style-name="LFO16" text:continue-numbering="true">
        <text:list-item>
          <text:p text:style-name="P141">Electromagnétisme 2, 3, <text:s/>BFR</text:p>
        </text:list-item>
        <text:list-item>
          <text:p text:style-name="P142">Cours de Puzo</text:p>
        </text:list-item>
        <text:list-item>
          <text:p text:style-name="P143">Tout-en-un physique MP-MP*, Dunot</text:p>
        </text:list-item>
      </text:list>
      <text:p text:style-name="P144"/>
      <text:p text:style-name="P145"><text:s/>Induction :</text:p>
      <text:list text:style-name="LFO17" text:continue-numbering="true">
        <text:list-item>
          <text:p text:style-name="P146">Electromagnétisme, Pérez<text:s/></text:p>
        </text:list-item>
      </text:list>
      <text:list text:style-name="LFO18" text:continue-numbering="true">
        <text:list-item>
          <text:p text:style-name="P147">Electromagnétisme 2, 3, <text:s/>BFR</text:p>
        </text:list-item>
        <text:list-item>
          <text:p text:style-name="P148">Cours Moteur Jérémy Neveu</text:p>
        </text:list-item>
        <text:list-item>
          <text:p text:style-name="P149">Bernard SALAMITO e Tal. Physique tout-en-un PCSI. Dunod (2013)</text:p>
        </text:list-item>
      </text:list>
      <text:p text:style-name="P150"/>
      <text:p text:style-name="P151">Rayonnement dipolaire :</text:p>
      <text:list text:style-name="LFO19" text:continue-numbering="true">
        <text:list-item>
          <text:p text:style-name="P152">Electromagnétisme 3, BFR</text:p>
        </text:list-item>
        <text:list-item>
          <text:p text:style-name="P153">Cours de Puzo</text:p>
        </text:list-item>
        <text:list-item>
          <text:p text:style-name="P154">Tout-en-un physique MP-MP*, Dunot (2004)</text:p>
        </text:list-item>
        <text:list-item>
          <text:p text:style-name="P155"><text:s/>Stéphane OLIVIER, Hubert GIÉ et Jean-Pierre SARMANT. Physique Spé: PC*-PC. Cours et exercices d’application. Tec&amp;Doc, (2000)</text:p>
        </text:list-item>
      </text:list>
      <text:p text:style-name="P156"/>
      <text:soft-page-break/>
      <text:p text:style-name="P157">Milieux diélectrique et magnétique :</text:p>
      <text:list text:style-name="LFO20" text:continue-numbering="true">
        <text:list-item>
          <text:p text:style-name="P158">Electromagnétisme 4, BFR</text:p>
        </text:list-item>
        <text:list-item>
          <text:p text:style-name="P159">Cours de Puzo</text:p>
        </text:list-item>
        <text:list-item>
          <text:p text:style-name="P160">Marie-Noëlle SANZ et al. Physique tout-en-un PC-PSI. Dunod (2004)</text:p>
        </text:list-item>
      </text:list>
      <text:p text:style-name="P161"/>
      <text:p text:style-name="P162">ARQS et relat :</text:p>
      <text:list text:style-name="LFO20" text:continue-numbering="true">
        <text:list-item>
          <text:p text:style-name="P163">Cours d’électricité de Jérémy Neveu</text:p>
        </text:list-item>
      </text:list>
      <text:p text:style-name="P164"/>
      <text:p text:style-name="P165">Onde :</text:p>
      <text:p text:style-name="Standard"><text:span text:style-name="T166">Script python : propagation du son : [</text:span><text:a xlink:href="https://github.com/remimetzdorff/agregation/blob/master/Python/Programmes%20Pierre/PropagationSon.py" office:target-frame-name="_top" xlink:show="replace"><text:span text:style-name="T167">lien</text:span></text:a><text:span text:style-name="T168">]</text:span></text:p>
      <text:p text:style-name="P169">Ondes progressives et stationnaire :<text:s/></text:p>
      <text:list text:style-name="LFO21" text:continue-numbering="true">
        <text:list-item>
          <text:p text:style-name="P170">Stéphane OLIVIER, Hubert GIÉ et Jean-Pierre SARMANT. Physique Spé:PC*,PC. Cours et exercices d’application. Tec &amp; Doc, 2000</text:p>
        </text:list-item>
        <text:list-item>
          <text:p text:style-name="P171"><text:span text:style-name="T172">Propagation des ondes, Étienne Thibierge <text:s/></text:span><text:a xlink:href="http://www.etienne-thibierge.fr/agreg/ondes_poly_2015.pdf" office:target-frame-name="_top" xlink:show="replace"><text:span text:style-name="T173">http://www.etienne-thibierge.fr/agreg/ondes_poly_2015.pdf</text:span></text:a><text:span text:style-name="T174"><text:s/></text:span></text:p>
        </text:list-item>
        <text:list-item>
          <text:p text:style-name="P175"><text:span text:style-name="T176">Jean-Marie BRÉBEC et al. Ondes 2</text:span><text:span text:style-name="T177">ème</text:span><text:span text:style-name="T178"><text:s/>année. Hachette, 2004</text:span></text:p>
        </text:list-item>
      </text:list>
      <text:p text:style-name="P179">Ondes acoustiques dans les fluides :<text:s/></text:p>
      <text:list text:style-name="LFO22" text:continue-numbering="true">
        <text:list-item>
          <text:p text:style-name="P180"><text:span text:style-name="T181">Marc RABAUD. Notes de cours sur les fluides.<text:s/></text:span><text:span text:style-name="T182">2018. URL :<text:s/></text:span><text:a xlink:href="http://www.fast.u-psud.fr/~rabaud/NotesCours_Agreg.pdf" office:target-frame-name="_top" xlink:show="replace"><text:span text:style-name="T183">http://www.fast.u-psud.fr/~rabaud/NotesCours_Agreg.pdf</text:span></text:a></text:p>
        </text:list-item>
        <text:list-item>
          <text:p text:style-name="P184">Physique tout en un PC-PC*, Dunod<text:s/></text:p>
        </text:list-item>
      </text:list>
      <text:p text:style-name="P185"/>
      <text:p text:style-name="P186">Propagation libre d’un signal :<text:s/></text:p>
      <text:list text:style-name="LFO22" text:continue-numbering="true">
        <text:list-item>
          <text:p text:style-name="P187">Physique tout-en-un PCSI, Dunod</text:p>
        </text:list-item>
        <text:list-item>
          <text:p text:style-name="P188">Physique tout-en-un PCSI, de Boeck (2017)</text:p>
        </text:list-item>
        <text:list-item>
          <text:p text:style-name="P189"><text:span text:style-name="T190">Propagation des ondes, Étienne Thibierge <text:s/></text:span><text:a xlink:href="http://www.etienne-thibierge.fr/agreg/ondes_poly_2015.pdf" office:target-frame-name="_top" xlink:show="replace"><text:span text:style-name="T191">http://www.etienne-thibierge.fr/agreg/ondes_poly_2015.pdf</text:span></text:a><text:span text:style-name="T192"><text:s/></text:span></text:p>
        </text:list-item>
      </text:list>
      <text:p text:style-name="P193"/>
      <text:p text:style-name="P194">Superposition de deux signaux sinusoïdaux :<text:s/></text:p>
      <text:list text:style-name="LFO22" text:continue-numbering="true">
        <text:list-item>
          <text:p text:style-name="P195">Physique tout-en-un PCSI, Dunod</text:p>
        </text:list-item>
        <text:list-item>
          <text:p text:style-name="P196">Physique tout-en-un PCSI, de Boeck (2017)</text:p>
        </text:list-item>
        <text:list-item>
          <text:p text:style-name="P197"><text:span text:style-name="T198">Propagation des ondes, Étienne Thibierge <text:s text:c="2"/></text:span><text:a xlink:href="http://www.etienne-thibierge.fr/agreg/ondes_poly_2015.pdf" office:target-frame-name="_top" xlink:show="replace"><text:span text:style-name="T199">http://www.etienne-thibierge.fr/agreg/ondes_poly_2015.pdf</text:span></text:a><text:span text:style-name="T200"><text:s/></text:span></text:p>
        </text:list-item>
      </text:list>
      <text:p text:style-name="P201"/>
      <text:p text:style-name="P202">Dispersion et absorption :<text:s/></text:p>
      <text:list text:style-name="LFO23" text:continue-numbering="true">
        <text:list-item>
          <text:p text:style-name="P203">Physique tout en un PC-PC*, Dunod<text:s/></text:p>
        </text:list-item>
        <text:list-item>
          <text:p text:style-name="P204"><text:span text:style-name="T205">Propagation des ondes ,Étienne Thibierge <text:s/></text:span><text:a xlink:href="http://www.etienne-thibierge.fr/agreg/ondes_poly_2015.pdf" office:target-frame-name="_top" xlink:show="replace"><text:span text:style-name="T206">http://www.etienne-thibierge.fr/agreg/ondes_poly_2015.pdf</text:span></text:a><text:span text:style-name="T207"><text:s/></text:span></text:p>
        </text:list-item>
        <text:list-item>
          <text:p text:style-name="P208"><text:span text:style-name="T209">Onde 2</text:span><text:span text:style-name="T210">e</text:span><text:span text:style-name="T211"><text:s/>année MP-MP* - PC-PC* - PSI-PSI* - PT-PT*, H-Prépa (édition bleue).</text:span></text:p>
        </text:list-item>
      </text:list>
      <text:p text:style-name="Standard"><text:span text:style-name="T212">Script Python : propagation avec dispersion [</text:span><text:a xlink:href="https://github.com/remimetzdorff/agregation/blob/master/Python/Programmes%20Pierre/PropagationAvecDispersion.py" office:target-frame-name="_top" xlink:show="replace"><text:span text:style-name="T213">lien</text:span></text:a><text:span text:style-name="T214">]</text:span></text:p>
      <text:p text:style-name="P215"/>
      <text:p text:style-name="P216">Interface entre deux milieux :<text:s/></text:p>
      <text:list text:style-name="LFO23" text:continue-numbering="true">
        <text:list-item>
          <text:p text:style-name="P217">Physique tout en un PC-PC*, Dunod<text:s/></text:p>
        </text:list-item>
      </text:list>
      <text:p text:style-name="Standard"><text:span text:style-name="T218">Script python : effet d’une barrière sur la prop d’une onde [</text:span><text:a xlink:href="https://github.com/remimetzdorff/agregation/blob/master/Python/Programmes%20Pierre/PropagationOnde.py" office:target-frame-name="_top" xlink:show="replace"><text:span text:style-name="T219">lien</text:span></text:a><text:span text:style-name="T220">]</text:span></text:p>
      <text:p text:style-name="P221"/>
      <text:p text:style-name="P222">Onde guidée :<text:s/></text:p>
      <text:list text:style-name="LFO23" text:continue-numbering="true">
        <text:list-item>
          <text:p text:style-name="P223">Physique tout en un MP-MP*, Dunod ( 2004) [ancien programme]</text:p>
        </text:list-item>
        <text:list-item>
          <text:p text:style-name="P224">Propagation des ondes ,Étienne Thibierge <text:s text:c="2"/><text:a xlink:href="http://www.etienne-thibierge.fr/agreg/ondes_poly_2015.pdf" office:target-frame-name="_top" xlink:show="replace"><text:span text:style-name="T225">http://www.etienne-thibierge.fr/agreg/ondes_poly_2015.pdf</text:span></text:a><text:s/></text:p>
        </text:list-item>
      </text:list>
      <text:p text:style-name="P226"/>
      <text:p text:style-name="Standard"><text:span text:style-name="T227">Signaux périodique et filtrage (MP)</text:span><text:span text:style-name="T228"> :<text:s/></text:span></text:p>
      <text:list text:style-name="LFO23" text:continue-numbering="true">
        <text:list-item>
          <text:p text:style-name="P229"><text:s/>Physique tout en un MP-MP*, Dunod<text:s/></text:p>
        </text:list-item>
        <text:list-item>
          <text:p text:style-name="P230">Cours d’elect de Jérémy Neveu<text:s/></text:p>
        </text:list-item>
      </text:list>
      <text:p text:style-name="Standard"><text:span text:style-name="T231">Script python : Echantillonnage Filtrage [</text:span><text:a xlink:href="https://github.com/remimetzdorff/agregation/blob/master/Python/Programmes%20Pierre/EchantillonnageFiltrage.py" office:target-frame-name="_top" xlink:show="replace"><text:span text:style-name="T232">lien]</text:span></text:a></text:p>
      <text:p text:style-name="P233"/>
      <text:p text:style-name="P234">Quantique :</text:p>
      <text:list text:style-name="LFO24" text:continue-numbering="true">
        <text:list-item>
          <text:p text:style-name="P235">badevan</text:p>
        </text:list-item>
      </text:list>
      <text:p text:style-name="P236">Equation de Schödinger :<text:s/></text:p>
      <text:list text:style-name="LFO24" text:continue-numbering="true">
        <text:list-item>
          <text:p text:style-name="P237">Mécanique quantique, cours et exercices, Christophe Texier, Dunod</text:p>
        </text:list-item>
        <text:list-item>
          <text:p text:style-name="P238">Physique tout en un PC-PC*, Dunod</text:p>
        </text:list-item>
        <text:list-item>
          <text:p text:style-name="P239">Mécanique quantique Tome 1 nouvelle édition, Cohen-Tannoufji, Diu,Laloë</text:p>
        </text:list-item>
        <text:list-item>
          <text:p text:style-name="P240"><text:span text:style-name="T241">Cours MQ Jean Hare [</text:span><text:a xlink:href="http://ressources.agreg.phys.ens.fr/static/Cours-TD/Hare/Cours2018.pdf" office:target-frame-name="_top" xlink:show="replace"><text:span text:style-name="T242">lien</text:span></text:a><text:span text:style-name="T243">]</text:span></text:p>
        </text:list-item>
      </text:list>
      <text:p text:style-name="P244"/>
      <text:p text:style-name="P245">Aspect corpusculaire du rayonnement, Photon :<text:s/></text:p>
      <text:list text:style-name="LFO24" text:continue-numbering="true">
        <text:list-item>
          <text:p text:style-name="P246">Mécanique quantique, cours et exercices, Christophe Texier, Dunod</text:p>
        </text:list-item>
        <text:list-item>
          <text:p text:style-name="P247">Physique tout en un PC-PC*, Dunod</text:p>
        </text:list-item>
        <text:list-item>
          <text:p text:style-name="P248">Mécanique quantique 1. Fondement et application. Claude Aslangul</text:p>
        </text:list-item>
        <text:list-item>
          <text:p text:style-name="P249">Mécanique quantique Tome 1 nouvelle édition, Cohen-Tannoufji, Diu,Laloë</text:p>
        </text:list-item>
        <text:list-item>
          <text:p text:style-name="P250"><text:span text:style-name="T251">Cours MQ Jean Hare [</text:span><text:a xlink:href="http://ressources.agreg.phys.ens.fr/static/Cours-TD/Hare/Cours2018.pdf" office:target-frame-name="_top" xlink:show="replace"><text:span text:style-name="T252">lien</text:span></text:a><text:span text:style-name="T253">]</text:span></text:p>
        </text:list-item>
      </text:list>
      <text:p text:style-name="Standard"><text:span text:style-name="T254">Vidéo :<text:s/></text:span><text:span text:style-name="T255">Interférence par photon unique</text:span><text:span text:style-name="T256"> [</text:span><text:a xlink:href="http://ressources.agreg.phys.ens.fr/static/Videos/Roch/Interferences_1photon_Roch.mp4" office:target-frame-name="_top" xlink:show="replace"><text:span text:style-name="Lienhypertexte">lien</text:span></text:a><text:span text:style-name="T257">]</text:span></text:p>
      <text:p text:style-name="P258"/>
      <text:p text:style-name="P259">Aspect ondulatoire de la matière, Notion de fonction d’onde :<text:s/></text:p>
      <text:list text:style-name="LFO24" text:continue-numbering="true">
        <text:list-item>
          <text:p text:style-name="P260">Physique tout en un PC-PC*, Dunod</text:p>
        </text:list-item>
        <text:list-item>
          <text:p text:style-name="P261">Mécanique quantique Tome 1 nouvelle édition, Cohen-Tannoufji, Diu,Laloë</text:p>
        </text:list-item>
        <text:list-item>
          <text:p text:style-name="P262"><text:span text:style-name="T263">Cours MQ Jean Hare [</text:span><text:a xlink:href="http://ressources.agreg.phys.ens.fr/static/Cours-TD/Hare/Cours2018.pdf" office:target-frame-name="_top" xlink:show="replace"><text:span text:style-name="T264">lien</text:span></text:a><text:span text:style-name="T265">]</text:span></text:p>
        </text:list-item>
      </text:list>
      <text:p text:style-name="Standard"><text:span text:style-name="T266">Vidéo</text:span> <text:span text:style-name="T267">: Interférences d'atomes de Ne<text:s/></text:span>[<text:a xlink:href="http://ressources.agreg.phys.ens.fr/static/Videos/Shimuzu/atomes%20neon_shimuzu_test512_95.wmv" office:target-frame-name="_top" xlink:show="replace"><text:span text:style-name="Lienhypertexte">lien</text:span></text:a>]</text:p>
      <text:p text:style-name="P268"/>
      <text:p text:style-name="P269">Confinement d’une particule et quantification de l’énergie :<text:s/></text:p>
      <text:list text:style-name="LFO24" text:continue-numbering="true">
        <text:list-item>
          <text:p text:style-name="P270">Mécanique quantique, cours et exercices, Christophe Texier, Dunod</text:p>
        </text:list-item>
        <text:list-item>
          <text:p text:style-name="P271">Physique tout en un PC-PC*, Dunod</text:p>
        </text:list-item>
        <text:list-item>
          <text:p text:style-name="P272">Mécanique quantique Tome 1 nouvelle édition, Cohen-Tannoufji, Diu,Laloë</text:p>
        </text:list-item>
        <text:list-item>
          <text:p text:style-name="P273"><text:span text:style-name="T274">Cours MQ Jean Hare [</text:span><text:a xlink:href="http://ressources.agreg.phys.ens.fr/static/Cours-TD/Hare/Cours2018.pdf" office:target-frame-name="_top" xlink:show="replace"><text:span text:style-name="T275">lien</text:span></text:a><text:span text:style-name="T276">]</text:span></text:p>
        </text:list-item>
      </text:list>
      <text:p text:style-name="Standard"><text:span text:style-name="T277">Scripte Python : Puits quantique</text:span><text:span text:style-name="T278"> </text:span><text:s/>[<text:a xlink:href="https://github.com/remimetzdorff/agregation/blob/master/Python/Programmes%20Pierre/PuitsQuantique.py" office:target-frame-name="_top" xlink:show="replace"><text:span text:style-name="Lienhypertexte">lien</text:span></text:a>]</text:p>
      <text:p text:style-name="P279"/>
      <text:p text:style-name="P280">Effet tunnel :<text:s/></text:p>
      <text:list text:style-name="LFO24" text:continue-numbering="true">
        <text:list-item>
          <text:p text:style-name="P281">Mécanique quantique, cours et exercices, Christophe Texier, Dunod</text:p>
        </text:list-item>
        <text:list-item>
          <text:p text:style-name="P282">Physique tout en un PC-PC*, Dunod</text:p>
        </text:list-item>
        <text:list-item>
          <text:p text:style-name="P283"><text:span text:style-name="T284">Cours MQ Jean Hare [</text:span><text:a xlink:href="http://ressources.agreg.phys.ens.fr/static/Cours-TD/Hare/Cours2018.pdf" office:target-frame-name="_top" xlink:show="replace"><text:span text:style-name="T285">lien</text:span></text:a><text:span text:style-name="T286">]</text:span></text:p>
        </text:list-item>
      </text:list>
      <text:p text:style-name="Standard"><text:span text:style-name="T287">Scripte Python</text:span><text:span text:style-name="T288"> : effet tunnel [</text:span><text:a xlink:href="https://github.com/remimetzdorff/agregation/blob/master/Python/Programmes%20Pierre/EffetTunnel.py" office:target-frame-name="_top" xlink:show="replace"><text:span text:style-name="Lienhypertexte">lien</text:span></text:a><text:span text:style-name="T289">]</text:span></text:p>
      <text:p text:style-name="P290"/>
      <text:p text:style-name="P291">Oscillateur Harmonique :<text:s/></text:p>
      <text:list text:style-name="LFO25" text:continue-numbering="true">
        <text:list-item>
          <text:p text:style-name="P292"><text:span text:style-name="T293">Mécanique quantique, Atome et noyaux, Jean Hladik, Michel Chrysos, Pierre-Emmanuel Hladik, Lorenzo Ugo Ancarani, Dunod (3</text:span><text:span text:style-name="T294">ème</text:span><text:span text:style-name="T295"><text:s/>édition)</text:span></text:p>
        </text:list-item>
        <text:list-item>
          <text:p text:style-name="P296">Mécanique quantique Tome 1 nouvelle édition, Cohen-Tannoufji, Diu,Laloë</text:p>
        </text:list-item>
        <text:list-item>
          <text:p text:style-name="P297">Cours MQ Jean Hare [<text:a xlink:href="http://ressources.agreg.phys.ens.fr/static/Cours-TD/Hare/Cours2018.pdf" office:target-frame-name="_top" xlink:show="replace"><text:span text:style-name="Lienhypertexte">lien</text:span></text:a>]</text:p>
        </text:list-item>
      </text:list>
      <text:p text:style-name="P298"/>
      <text:p text:style-name="P299"/>
      <text:p text:style-name="P300">Atome d’hydrogène :<text:s/></text:p>
      <text:list text:style-name="LFO25" text:continue-numbering="true">
        <text:list-item>
          <text:p text:style-name="P301"><text:span text:style-name="T302">Mécanique quantique, Atome et noyaux, Jean Hladik, Michel Chrysos, Pierre-Emmanuel Hladik, Lorenzo Ugo Ancarani, Dunod (3</text:span><text:span text:style-name="T303">ème</text:span><text:span text:style-name="T304"><text:s/>édition)</text:span></text:p>
        </text:list-item>
        <text:list-item>
          <text:p text:style-name="P305">Mécanique quantique Tome 1 nouvelle édition, Cohen-Tannoufji, Diu,Laloë</text:p>
        </text:list-item>
        <text:list-item>
          <text:p text:style-name="P306"><text:span text:style-name="T307">Cours MQ Jean Hare [</text:span><text:a xlink:href="http://ressources.agreg.phys.ens.fr/static/Cours-TD/Hare/Cours2018.pdf" office:target-frame-name="_top" xlink:show="replace"><text:span text:style-name="T308">lien</text:span></text:a><text:span text:style-name="T309">]</text:span></text:p>
        </text:list-item>
      </text:list>
      <text:p text:style-name="P310"/>
      <text:p text:style-name="P311">Spin :<text:s/></text:p>
      <text:list text:style-name="LFO25" text:continue-numbering="true">
        <text:list-item>
          <text:p text:style-name="P312"><text:span text:style-name="T313">Mécanique quantique, Atome et noyaux, Jean Hladik, Michel Chrysos, Pierre-Emmanuel Hladik, Lorenzo Ugo Ancarani, Dunod (3</text:span><text:span text:style-name="T314">ème</text:span><text:span text:style-name="T315"><text:s/>édition)</text:span></text:p>
        </text:list-item>
        <text:list-item>
          <text:p text:style-name="P316">Mécanique quantique Tome 1 nouvelle édition, Cohen-Tannoufji, Diu,Laloë</text:p>
        </text:list-item>
        <text:list-item>
          <text:p text:style-name="P317"><text:span text:style-name="T318">Cours MQ Jean Hare [</text:span><text:a xlink:href="http://ressources.agreg.phys.ens.fr/static/Cours-TD/Hare/Cours2018.pdf" office:target-frame-name="_top" xlink:show="replace"><text:span text:style-name="T319">lien</text:span></text:a><text:span text:style-name="T320">]</text:span></text:p>
        </text:list-item>
      </text:list>
      <text:p text:style-name="P321"/>
      <text:p text:style-name="P322">Evolution temporelle d’un système quantique à 2 niveaux : <text:s text:c="2"/></text:p>
      <text:list text:style-name="LFO24" text:continue-numbering="true">
        <text:list-item>
          <text:p text:style-name="P323">Mécanique quantique Tome 1 nouvelle édition, Cohen-Tannoufji, Diu,Laloë</text:p>
        </text:list-item>
        <text:list-item>
          <text:p text:style-name="P324"><text:span text:style-name="T325">Cours MQ Jean Hare [</text:span><text:a xlink:href="http://ressources.agreg.phys.ens.fr/static/Cours-TD/Hare/Cours2018.pdf" office:target-frame-name="_top" xlink:show="replace"><text:span text:style-name="T326">lien</text:span></text:a><text:span text:style-name="T327">]</text:span></text:p>
        </text:list-item>
      </text:list>
      <text:p text:style-name="P328"/>
      <text:p text:style-name="P329">Statistique quantique :<text:s/></text:p>
      <text:list text:style-name="LFO8" text:continue-numbering="true">
        <text:list-item>
          <text:p text:style-name="P330">Physique statistique , Texier<text:s/></text:p>
        </text:list-item>
      </text:list>
      <text:p text:style-name="P331"/>
      <text:p text:style-name="P332">Physique du solide :</text:p>
      <text:list text:style-name="LFO26" text:continue-numbering="true">
        <text:list-item>
          <text:p text:style-name="P333">Aschroft et Mermin, physique des solides, EDP Siences, 2002</text:p>
        </text:list-item>
        <text:list-item>
          <text:p text:style-name="P334">Kittel , Physique de l’état solide, 7<text:span text:style-name="T335">ème</text:span><text:s/>édition , Dunod</text:p>
        </text:list-item>
        <text:list-item>
          <text:p text:style-name="P336">Cours M1 [<text:a xlink:href="https://github.com/remybonnemort/Agregation/tree/master/Cours/Mati%C3%A8re%20condens%C3%A9e%20(M1)" office:target-frame-name="_top" xlink:show="replace"><text:span text:style-name="T337">lien]</text:span></text:a></text:p>
        </text:list-item>
      </text:list>
      <text:p text:style-name="P338"/>
      <text:p text:style-name="Standard"><text:span text:style-name="T339">Gaz d’électron libres<text:s/></text:span>(nv d’energie, densité d’état, population stat, capacité th) :<text:s/></text:p>
      <text:p text:style-name="P340">Dynamiqe des electron : phénomène de transport) :<text:s/></text:p>
      <text:list text:style-name="LFO8" text:continue-numbering="true">
        <text:list-item>
          <text:p text:style-name="P341">Physique stat, Texier</text:p>
        </text:list-item>
      </text:list>
      <text:p text:style-name="P342"/>
      <text:p text:style-name="P343">Solide cristallin : Structures et diffraction :<text:s/></text:p>
      <text:list text:style-name="LFO26" text:continue-numbering="true">
        <text:list-item>
          <text:p text:style-name="P344">Kittel,<text:s/>Physique de l’état solide, 7<text:span text:style-name="T345">ème</text:span><text:s/>édition , Dunod</text:p>
        </text:list-item>
      </text:list>
      <text:p text:style-name="P346"/>
      <text:p text:style-name="P347">Structure elec des solides, bands d’energie<text:s/></text:p>
      <text:list text:style-name="LFO26" text:continue-numbering="true">
        <text:list-item>
          <text:p text:style-name="P348">Kittel,<text:s/>Physique de l’état solide, 7<text:span text:style-name="T349">ème</text:span><text:s/>édition , Dunod</text:p>
        </text:list-item>
      </text:list>
      <text:p text:style-name="P350"/>
      <text:p text:style-name="P351">Semi-conducteur :<text:s/></text:p>
      <text:list text:style-name="LFO26" text:continue-numbering="true">
        <text:list-item>
          <text:p text:style-name="P352">Kittel,<text:s/>Physique de l’état solide, 7<text:span text:style-name="T353">ème</text:span><text:s/>édition , Dunod</text:p>
        </text:list-item>
      </text:list>
      <text:p text:style-name="P354"/>
      <text:p text:style-name="P355">Phonon<text:s/></text:p>
      <text:list text:style-name="LFO26" text:continue-numbering="true">
        <text:list-item>
          <text:p text:style-name="P356"><text:span text:style-name="T357">Physique stat, Texier</text:span></text:p>
        </text:list-item>
        <text:list-item>
          <text:p text:style-name="P358">Kittel,<text:s/>Physique de l’état solide, 7<text:span text:style-name="T359">ème</text:span><text:s/>édition , Dunod</text:p>
        </text:list-item>
      </text:list>
      <text:p text:style-name="P360"/>
      <text:p text:style-name="Standard"><text:span text:style-name="T361">Mécanisme de conduction électrique dans les solides :<text:s/></text:span></text:p>
      <text:list text:style-name="LFO26" text:continue-numbering="true">
        <text:list-item>
          <text:p text:style-name="P362">Cours Moteur et transformateur de <text:s/>Jérémy Neveu</text:p>
        </text:list-item>
        <text:list-item>
          <text:p text:style-name="P363">Diu, physique statistique</text:p>
        </text:list-item>
        <text:list-item>
          <text:p text:style-name="P364">Aschroft et Mermin, physique des solides, EDP Siences, 2002</text:p>
        </text:list-item>
        <text:list-item>
          <text:p text:style-name="P365">Kittel , Physique de l’état solide, 7<text:span text:style-name="T366">ème</text:span><text:s/>édition , Dunod</text:p>
        </text:list-item>
      </text:list>
      <text:p text:style-name="P367"/>
      <text:p text:style-name="P368"/>
      <text:p text:style-name="P369">Capacité thermiques : description, interprétations microscopique :</text:p>
      <text:list text:style-name="LFO27" text:continue-numbering="true">
        <text:list-item>
          <text:p text:style-name="P370"><text:span text:style-name="T371">BFR, Thermodynamique, Dunod</text:span></text:p>
        </text:list-item>
        <text:list-item>
          <text:p text:style-name="P372"><text:span text:style-name="T373">Diu , Thermodynamique</text:span></text:p>
        </text:list-item>
        <text:list-item>
          <text:p text:style-name="P374"><text:span text:style-name="T375">Diu Physique statistique</text:span></text:p>
        </text:list-item>
        <text:list-item>
          <text:p text:style-name="P376">Kittel , Physique de l’état solide, 7<text:span text:style-name="T377">ème</text:span><text:s/>édition , Dunod</text:p>
        </text:list-item>
      </text:list>
      <text:p text:style-name="P378"/>
      <text:p text:style-name="P379">Milieu ferromg/para, approx du champ moyen:</text:p>
      <text:list text:style-name="LFO26" text:continue-numbering="true">
        <text:list-item>
          <text:p text:style-name="P380">Physique tout en un PSI/PSI* [ancien programme], Dunod</text:p>
        </text:list-item>
        <text:list-item>
          <text:p text:style-name="P381">BFR, Electromagnétisme 4, Dunod</text:p>
        </text:list-item>
        <text:list-item>
          <text:p text:style-name="P382">Physique statistique, Diu</text:p>
        </text:list-item>
        <text:list-item>
          <text:p text:style-name="P383"><text:span text:style-name="T384">Kittel , Physique de l’état solide, 7</text:span><text:span text:style-name="T385">ème</text:span><text:span text:style-name="T386"><text:s/>édition , Dunod</text:span></text:p>
        </text:list-item>
        <text:list-item>
          <text:p text:style-name="P387">Cours d’électronique, Jérémy Neveu<text:s/></text:p>
        </text:list-item>
      </text:list>
      <text:p text:style-name="P388"/>
      <text:p text:style-name="P389">Optique et laser :</text:p>
      <text:p text:style-name="Standard">Cours M1 et ENS sur github eloisemestre</text:p>
      <text:p text:style-name="Standard"><text:span text:style-name="T390">Laser :</text:span></text:p>
      <text:list text:style-name="LFO23" text:continue-numbering="true">
        <text:list-item>
          <text:p text:style-name="P391">Physique tout en un PC-PC*, Dunod<text:s/></text:p>
        </text:list-item>
        <text:list-item>
          <text:p text:style-name="P392">Sur le Drive Oraux LP Laser</text:p>
        </text:list-item>
      </text:list>
      <text:p text:style-name="P393"/>
      <text:p text:style-name="P394">Polarisation :</text:p>
      <text:list text:style-name="LFO28" text:continue-numbering="true">
        <text:list-item>
          <text:p text:style-name="P395">Cours Clément Sayrin</text:p>
        </text:list-item>
        <text:list-item>
          <text:p text:style-name="P396">Physique tout en un PCSI, Dunot (mise en évidence du caractère vectoriel de la lumière).</text:p>
        </text:list-item>
        <text:list-item>
          <text:p text:style-name="P397"><text:span text:style-name="T398">JP. Faroux et J. Renault, Optique 1</text:span><text:span text:style-name="T399">er</text:span><text:span text:style-name="T400"><text:s/>et 2</text:span><text:span text:style-name="T401">e</text:span><text:span text:style-name="T402"><text:s/>année MP-PC, Dunod<text:s/></text:span></text:p>
        </text:list-item>
        <text:list-item>
          <text:p text:style-name="P403">Eugène Hecht, Optique</text:p>
        </text:list-item>
      </text:list>
      <text:p text:style-name="Standard"><text:span text:style-name="T404">Manip possible :</text:span><text:span text:style-name="T405"><text:s/>TP Pola I, 1)a) ou Dunod PCSI (2016) p 143 : caractère vectoriel de la lumière<text:s/></text:span></text:p>
      <text:p text:style-name="P406"/>
      <text:p text:style-name="P407">Milieux biréfringents :</text:p>
      <text:list text:style-name="LFO29" text:continue-numbering="true">
        <text:list-item>
          <text:p text:style-name="P408">Cours Clément Sayrin</text:p>
        </text:list-item>
        <text:list-item>
          <text:p text:style-name="P409">Renaud Carpentier, Jean-René Champeau, Ivan Lorgeré, Ondes lumineuses</text:p>
        </text:list-item>
      </text:list>
      <text:p text:style-name="P410">Manip possible : TP Polarisation II, 1)<text:s/></text:p>
      <text:p text:style-name="P411"/>
      <text:p text:style-name="P412">Microscopie optique :<text:s/></text:p>
      <text:list text:style-name="LFO30" text:continue-numbering="true">
        <text:list-item>
          <text:p text:style-name="P413">cf Hugo Roussille</text:p>
        </text:list-item>
      </text:list>
      <text:p text:style-name="P414">Présentation de l’optique géométrique à l’aide du principe de Fermat :<text:s/></text:p>
      <text:list text:style-name="LFO31" text:continue-numbering="true">
        <text:list-item>
          <text:p text:style-name="P415">Optique Hecht</text:p>
        </text:list-item>
        <text:list-item>
          <text:p text:style-name="P416">BFR, optique et physique ondulatoire</text:p>
        </text:list-item>
        <text:list-item>
          <text:p text:style-name="P417">Champeau, Carpentier, Lorgeré, ondes lumineuse, de boeck</text:p>
        </text:list-item>
        <text:list-item>
          <text:p text:style-name="P418"/>
        </text:list-item>
      </text:list>
      <text:p text:style-name="P419">Modèle scalaire des ondes lumineuses :<text:s/></text:p>
      <text:list text:style-name="LFO28" text:continue-numbering="true">
        <text:list-item>
          <text:p text:style-name="P420"><text:span text:style-name="T421">Cours Clément Sayrin</text:span></text:p>
        </text:list-item>
        <text:list-item>
          <text:p text:style-name="P422"><text:span text:style-name="T423">Physique tout en un PC-PC*, Dunot</text:span></text:p>
        </text:list-item>
        <text:list-item>
          <text:p text:style-name="P424">Eugène Hecht, Optique</text:p>
        </text:list-item>
      </text:list>
      <text:p text:style-name="P425"/>
      <text:p text:style-name="P426"/>
      <text:p text:style-name="P427">Interférométrie :</text:p>
      <text:list text:style-name="LFO28" text:continue-numbering="true">
        <text:list-item>
          <text:p text:style-name="P428"><text:span text:style-name="T429">Cours Clément Sayrin</text:span></text:p>
        </text:list-item>
        <text:list-item>
          <text:p text:style-name="P430"><text:span text:style-name="T431">Physique tout en un , PC-PC*, <text:s/>Dunot</text:span></text:p>
        </text:list-item>
        <text:list-item>
          <text:p text:style-name="P432"><text:span text:style-name="T433">Sextant (Michelson)</text:span></text:p>
        </text:list-item>
        <text:list-item>
          <text:p text:style-name="P434">Eugène Hecht, Optique</text:p>
        </text:list-item>
        <text:list-item>
          <text:p text:style-name="P435"/>
        </text:list-item>
      </text:list>
      <text:p text:style-name="Standard"><text:span text:style-name="T436">Script python : Fentes d’Young<text:s/></text:span><text:a xlink:href="https://github.com/remimetzdorff/agregation/blob/master/Python/Programmes%20Pierre/FentesYoung.py" office:target-frame-name="_top" xlink:show="replace"><text:span text:style-name="T437">[lien]</text:span></text:a><text:span text:style-name="T438"><text:s/>et interférence élémentaire [</text:span><text:a xlink:href="https://github.com/remimetzdorff/agregation/blob/master/Python/Programmes%20Pierre/InterferenceElementaire.py" office:target-frame-name="_top" xlink:show="replace"><text:span text:style-name="T439">lien</text:span></text:a><text:span text:style-name="T440">]</text:span></text:p>
      <text:p text:style-name="P441"/>
      <text:p text:style-name="P442">Diffraction de Fraunhofer :</text:p>
      <text:list text:style-name="LFO28" text:continue-numbering="true">
        <text:list-item>
          <text:p text:style-name="P443"><text:span text:style-name="T444">Cours Clément Sayrin</text:span></text:p>
        </text:list-item>
        <text:list-item>
          <text:p text:style-name="P445"><text:span text:style-name="T446">Physique tout en un PC-PC*, Dunot</text:span></text:p>
        </text:list-item>
        <text:list-item>
          <text:p text:style-name="P447">Eugène Hecht, Optique</text:p>
        </text:list-item>
        <text:list-item>
          <text:p text:style-name="P448"/>
        </text:list-item>
      </text:list>
      <text:p text:style-name="P449"/>
      <text:soft-page-break/>
      <text:p text:style-name="P450">Diffraction par des structures périodiques :</text:p>
      <text:list text:style-name="LFO28" text:continue-numbering="true">
        <text:list-item>
          <text:p text:style-name="P451"><text:span text:style-name="T452">Cours Clément Sayrin</text:span></text:p>
        </text:list-item>
        <text:list-item>
          <text:p text:style-name="P453"><text:span text:style-name="T454">Physique tout en un PC-PC*, <text:s/>Dunot</text:span></text:p>
        </text:list-item>
      </text:list>
      <text:p text:style-name="P455"/>
      <text:p text:style-name="Standard"><text:span text:style-name="T456">Script python :<text:s/></text:span><text:span text:style-name="T457">diffraction à N fentes[</text:span><text:a xlink:href="https://github.com/remimetzdorff/agregation/blob/master/Python/Programmes%20Pierre/DiffractionNFentes.py" office:target-frame-name="_top" xlink:show="replace"><text:span text:style-name="T458">lien</text:span></text:a><text:span text:style-name="T459">]</text:span></text:p>
      <text:p text:style-name="P460"/>
      <text:p text:style-name="P461">Thermo:</text:p>
      <text:list text:style-name="LFO32" text:continue-numbering="true">
        <text:list-item>
          <text:p text:style-name="P462"><text:span text:style-name="T463">Cours du Puzo [</text:span><text:a xlink:href="https://users.lal.in2p3.fr/puzo/thermo/cours_thermo.pdf" office:target-frame-name="_top" xlink:show="replace"><text:span text:style-name="T464">lien</text:span></text:a><text:span text:style-name="T465">]</text:span></text:p>
        </text:list-item>
      </text:list>
      <text:p text:style-name="P466"/>
      <text:p text:style-name="P467">Sys thermo à l’équilibre :<text:s/></text:p>
      <text:list text:style-name="LFO33" text:continue-numbering="true">
        <text:list-item>
          <text:p text:style-name="P468">Physique tout en un PCSI, Dunod<text:s/></text:p>
        </text:list-item>
        <text:list-item>
          <text:p text:style-name="P469">Thermodynamique, Diu</text:p>
        </text:list-item>
      </text:list>
      <text:p text:style-name="P470"/>
      <text:p text:style-name="P471"/>
      <text:p text:style-name="Standard"><text:span text:style-name="T472">Energie échangée au cours d’une transformation/ Évolution et condition d'équilibre d'un système thermodynamique fermé.</text:span><text:span text:style-name="T473"> :<text:s/></text:span></text:p>
      <text:list text:style-name="LFO33" text:continue-numbering="true">
        <text:list-item>
          <text:p text:style-name="P474">Physique tout en un PCSI, Dunod<text:s/></text:p>
        </text:list-item>
        <text:list-item>
          <text:p text:style-name="P475">Physique statistique, Diu</text:p>
        </text:list-item>
        <text:list-item>
          <text:p text:style-name="P476">Thermodynamique, Diu</text:p>
        </text:list-item>
      </text:list>
      <text:p text:style-name="P477"/>
      <text:p text:style-name="P478">Premier et deuxième principe :<text:s/></text:p>
      <text:list text:style-name="LFO33" text:continue-numbering="true">
        <text:list-item>
          <text:p text:style-name="P479">Physique tout en un PCSI, Dunod<text:s/></text:p>
        </text:list-item>
        <text:list-item>
          <text:p text:style-name="P480">Thermodynamique, Diu</text:p>
        </text:list-item>
      </text:list>
      <text:p text:style-name="P481">Gaz parfait et gaz réels :<text:s/></text:p>
      <text:list text:style-name="LFO34" text:continue-numbering="true">
        <text:list-item>
          <text:p text:style-name="P482">Physique statistique , Diu</text:p>
        </text:list-item>
        <text:list-item>
          <text:p text:style-name="P483">Thermodynamique, Diu</text:p>
        </text:list-item>
        <text:list-item>
          <text:p text:style-name="P484">Physique statistique - Christophe Texier, Guillaume Roux.</text:p>
        </text:list-item>
      </text:list>
      <text:p text:style-name="Standard"><text:span text:style-name="T485">Script python : diagramme PV d’un gaz de VDW [</text:span><text:a xlink:href="https://github.com/remimetzdorff/agregation/blob/master/Python/Programmes%20Pierre/VanDerWaals.py" office:target-frame-name="_top" xlink:show="replace"><text:span text:style-name="T486">lien</text:span></text:a><text:span text:style-name="T487">]</text:span></text:p>
      <text:p text:style-name="P488"/>
      <text:p text:style-name="P489">Détendes de Joule -Gay-Lussac et Joule Thomson :<text:s/></text:p>
      <text:list text:style-name="LFO37" text:continue-numbering="true">
        <text:list-item>
          <text:p text:style-name="P490"><text:span text:style-name="T491">Cours du Puzo [</text:span><text:a xlink:href="https://users.lal.in2p3.fr/puzo/thermo/cours_thermo.pdf" office:target-frame-name="_top" xlink:show="replace"><text:span text:style-name="T492">lien</text:span></text:a><text:span text:style-name="T493">]</text:span></text:p>
        </text:list-item>
        <text:list-item>
          <text:p text:style-name="P494">via recherche internet</text:p>
        </text:list-item>
      </text:list>
      <text:p text:style-name="P495">Machine thermique :<text:s/></text:p>
      <text:list text:style-name="LFO33" text:continue-numbering="true">
        <text:list-item>
          <text:p text:style-name="P496">Physique tout en un PCSI, Dunod<text:s/></text:p>
        </text:list-item>
        <text:list-item>
          <text:p text:style-name="P497">Thermodynamique, Diu</text:p>
        </text:list-item>
      </text:list>
      <text:p text:style-name="P498"/>
      <text:p text:style-name="P499">Sys ouvert en régime stationnaire :<text:s/></text:p>
      <text:list text:style-name="LFO33" text:continue-numbering="true">
        <text:list-item>
          <text:p text:style-name="P500">Physique tout en un PC-PC*, Dunod<text:s/></text:p>
        </text:list-item>
      </text:list>
      <text:p text:style-name="P501"/>
      <text:p text:style-name="P502">Diff de part et de chaleur :<text:s/></text:p>
      <text:list text:style-name="LFO33" text:continue-numbering="true">
        <text:list-item>
          <text:p text:style-name="P503">Physique tout en un PC-PC*, Dunod<text:s/></text:p>
        </text:list-item>
        <text:list-item>
          <text:p text:style-name="P504">Thermodynamique, Diu</text:p>
        </text:list-item>
      </text:list>
      <text:p text:style-name="P505"/>
      <text:p text:style-name="Standard"><text:span text:style-name="T506">Script python : Diffusion Particules<text:s/></text:span><text:a xlink:href="https://github.com/remimetzdorff/agregation/blob/master/Python/Programmes%20Pierre/DiffusionParticules.py" office:target-frame-name="_top" xlink:show="replace"><text:span text:style-name="Lienhypertexte">[lien]</text:span></text:a></text:p>
      <text:p text:style-name="P507"/>
      <text:p text:style-name="P508">Transition de phase :</text:p>
      <text:list text:style-name="LFO35" text:continue-numbering="true">
        <text:list-item>
          <text:p text:style-name="P509">Thermodynamique, Diu</text:p>
        </text:list-item>
      </text:list>
      <text:p text:style-name="P510"/>
      <text:p text:style-name="P511">Phys stat :</text:p>
      <text:list text:style-name="LFO34" text:continue-numbering="true">
        <text:list-item>
          <text:p text:style-name="P512">Physique statistique , Diu</text:p>
        </text:list-item>
        <text:list-item>
          <text:p text:style-name="P513">Physique statistique, Texier et Roux</text:p>
        </text:list-item>
      </text:list>
      <text:p text:style-name="P514"/>
      <text:p text:style-name="P515">Facteur de Boltzmann:<text:s/></text:p>
      <text:list text:style-name="LFO34" text:continue-numbering="true">
        <text:list-item>
          <text:p text:style-name="P516">Physique tout en un MP-MP*, Dunod<text:s/></text:p>
        </text:list-item>
      </text:list>
      <text:p text:style-name="P517"/>
      <text:p text:style-name="P518">Systhème isolé à l’équilibre (micro canonique) :</text:p>
      <text:list text:style-name="LFO34" text:continue-numbering="true">
        <text:list-item>
          <text:p text:style-name="P519">Physique statistique , Diu</text:p>
        </text:list-item>
        <text:list-item>
          <text:p text:style-name="P520">Physique statistique - Christophe Texier, Guillaume Roux.</text:p>
        </text:list-item>
      </text:list>
      <text:p text:style-name="P521"/>
      <text:p text:style-name="P522">Système en équilibre avec thermostat (canonique) :<text:s/></text:p>
      <text:list text:style-name="LFO34" text:continue-numbering="true">
        <text:list-item>
          <text:p text:style-name="P523">Physique statistique , Diu</text:p>
        </text:list-item>
      </text:list>
      <text:p text:style-name="P524"/>
      <text:p text:style-name="P525"/>
      <text:p text:style-name="P526">Système en équilibre avec réservoir de particule (grand canonique) :<text:s/></text:p>
      <text:list text:style-name="LFO34" text:continue-numbering="true">
        <text:list-item>
          <text:p text:style-name="P527">Physique statistique , Diu</text:p>
        </text:list-item>
        <text:list-item>
          <text:p text:style-name="P528">Physique statistique - Christophe Texier, Guillaume Roux.</text:p>
        </text:list-item>
      </text:list>
      <text:p text:style-name="P529"/>
      <text:p text:style-name="P530">Gaz parfait quantiques :<text:s/></text:p>
      <text:list text:style-name="LFO34" text:continue-numbering="true">
        <text:list-item>
          <text:p text:style-name="P531">Physique statistique , Diu</text:p>
        </text:list-item>
        <text:list-item>
          <text:p text:style-name="P532">Physique statistique - Christophe Texier, Guillaume Roux.</text:p>
        </text:list-item>
      </text:list>
      <text:p text:style-name="P533"/>
      <text:p text:style-name="P534">Rayonnement thermique (corps noir) / flux conductifs, convectifs et radiatifs. :<text:s/></text:p>
      <text:list text:style-name="LFO36" text:continue-numbering="true">
        <text:list-item>
          <text:p text:style-name="P535"><text:span text:style-name="T536">Physique tout en un PC-PC*, Dunod<text:s/></text:span></text:p>
        </text:list-item>
      </text:list>
      <text:p text:style-name="Standard"><text:span text:style-name="T537">Script python : Loi de Planck [</text:span><text:a xlink:href="https://github.com/remimetzdorff/agregation/blob/master/Python/Programmes%20Pierre/LoiDePlanck.py" office:target-frame-name="_top" xlink:show="replace"><text:span text:style-name="Lienhypertexte">lien</text:span></text:a><text:span text:style-name="T538">]</text:span></text:p>
      <text:p text:style-name="P539"/>
      <text:p text:style-name="P540"/>
      <text:p text:style-name="Standard"><text:span text:style-name="T541">Particule et noyaux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itre2" style:display-name="Titre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ListLabel1" style:display-name="ListLabel 1" style:family="text">
      <style:text-properties fo:font-size="12pt" style:font-size-asian="12pt" style:font-size-complex="12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 style:language-complex="ar" style:country-complex="SA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 style:font-name-complex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 style:font-name-complex="Wingdings"/>
    </style:style>
    <style:style style:name="WW_CharLFO32LVL4" style:family="text">
      <style:text-properties style:font-name="Symbol" style:font-name-complex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 style:font-name-complex="Wingdings"/>
    </style:style>
    <style:style style:name="WW_CharLFO32LVL7" style:family="text">
      <style:text-properties style:font-name="Symbol" style:font-name-complex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 style:font-name-complex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 style:font-name-complex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 style:font-name-complex="Wingdings"/>
    </style:style>
    <style:style style:name="WW_CharLFO37LVL4" style:family="text">
      <style:text-properties style:font-name="Symbol" style:font-name-complex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 style:font-name-complex="Wingdings"/>
    </style:style>
    <style:style style:name="WW_CharLFO37LVL7" style:family="text">
      <style:text-properties style:font-name="Symbol" style:font-name-complex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881in" text:min-label-width="0.25in" text:list-level-position-and-space-mode="label-alignment">
          <style:list-level-label-alignment text:label-followed-by="listtab" fo:margin-left="0.5381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881in" text:min-label-width="0.25in" text:list-level-position-and-space-mode="label-alignment">
          <style:list-level-label-alignment text:label-followed-by="listtab" fo:margin-left="3.0381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881in" text:min-label-width="0.25in" text:list-level-position-and-space-mode="label-alignment">
          <style:list-level-label-alignment text:label-followed-by="listtab" fo:margin-left="3.5381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881in" text:min-label-width="0.25in" text:list-level-position-and-space-mode="label-alignment">
          <style:list-level-label-alignment text:label-followed-by="listtab" fo:margin-left="4.0381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881in" text:min-label-width="0.25in" text:list-level-position-and-space-mode="label-alignment">
          <style:list-level-label-alignment text:label-followed-by="listtab" fo:margin-left="4.538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olo</meta:initial-creator>
    <dc:creator>Eloïse Mestre</dc:creator>
    <meta:creation-date>2020-04-02T14:14:00Z</meta:creation-date>
    <dc:date>2020-04-21T14:42:00Z</dc:date>
    <meta:template xlink:href="Normal" xlink:type="simple"/>
    <meta:editing-cycles>34</meta:editing-cycles>
    <meta:editing-duration>PT89460S</meta:editing-duration>
    <meta:document-statistic meta:page-count="9" meta:paragraph-count="35" meta:word-count="2772" meta:character-count="17985" meta:row-count="127" meta:non-whitespace-character-count="15248"/>
  </office:meta>
</office:document-meta>
</file>